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86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4.99pt"/>
    </style:style>
    <style:style style:name="co5" style:family="table-column">
      <style:table-column-properties fo:break-before="auto" style:column-width="485.26pt"/>
    </style:style>
    <style:style style:name="co6" style:family="table-column">
      <style:table-column-properties fo:break-before="auto" style:column-width="70.64pt"/>
    </style:style>
    <style:style style:name="co7" style:family="table-column">
      <style:table-column-properties fo:break-before="auto" style:column-width="96.55pt"/>
    </style:style>
    <style:style style:name="co8" style:family="table-column">
      <style:table-column-properties fo:break-before="auto" style:column-width="136.49pt"/>
    </style:style>
    <style:style style:name="co9" style:family="table-column">
      <style:table-column-properties fo:break-before="auto" style:column-width="76pt"/>
    </style:style>
    <style:style style:name="co10" style:family="table-column">
      <style:table-column-properties fo:break-before="auto" style:column-width="76.96pt"/>
    </style:style>
    <style:style style:name="co11" style:family="table-column">
      <style:table-column-properties fo:break-before="auto" style:column-width="112.2pt"/>
    </style:style>
    <style:style style:name="co12" style:family="table-column">
      <style:table-column-properties fo:break-before="auto" style:column-width="101.06pt"/>
    </style:style>
    <style:style style:name="co13" style:family="table-column">
      <style:table-column-properties fo:break-before="auto" style:column-width="74.61pt"/>
    </style:style>
    <style:style style:name="co14" style:family="table-column">
      <style:table-column-properties fo:break-before="auto" style:column-width="122.4pt"/>
    </style:style>
    <style:style style:name="co15" style:family="table-column">
      <style:table-column-properties fo:break-before="auto" style:column-width="73.81pt"/>
    </style:style>
    <style:style style:name="co16" style:family="table-column">
      <style:table-column-properties fo:break-before="auto" style:column-width="87.14pt"/>
    </style:style>
    <style:style style:name="co17" style:family="table-column">
      <style:table-column-properties fo:break-before="auto" style:column-width="96.35pt"/>
    </style:style>
    <style:style style:name="co18" style:family="table-column">
      <style:table-column-properties fo:break-before="auto" style:column-width="72.85pt"/>
    </style:style>
    <style:style style:name="co19" style:family="table-column">
      <style:table-column-properties fo:break-before="auto" style:column-width="85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0"/>
    <style:style style:name="ce2" style:family="table-cell" style:parent-style-name="Default" style:data-style-name="N61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2"/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2">
      <style:text-properties style:font-name="Liberation Sans" style:font-name-asian="Droid Sans Fallback" style:font-name-complex="Droid Sans Devanagari"/>
    </style:style>
    <style:style style:name="ce9" style:family="table-cell" style:parent-style-name="Default" style:data-style-name="N1">
      <style:text-properties style:font-name="Liberation Sans" style:font-name-asian="Droid Sans Fallback" style:font-name-complex="Droid Sans Devanagari"/>
    </style:style>
    <style:style style:name="ce10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calculation-settings table:automatic-find-labels="false"/>
      <table:table table:name="% Acertos Literatura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20</text:p>
          </table:table-cell>
          <table:table-cell office:value-type="string" calcext:value-type="string">
            <text:p>x6</text:p>
          </table:table-cell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ncJ5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string" calcext:value-type="string">
            <text:p>funcJ6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ncJ7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string" calcext:value-type="string">
            <text:p>funcJ9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ncA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ncB7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ncO21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5" office:value-type="float" office:value="100" calcext:value-type="float">
            <text:p>100</text:p>
          </table:table-cell>
        </table:table-row>
      </table:table>
      <table:table table:name="Planilha3" table:style-name="ta1"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20</text:p>
          </table:table-cell>
          <table:table-cell office:value-type="string" calcext:value-type="string">
            <text:p>x6</text:p>
          </table:table-cell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uncSMD1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uncSMD1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3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3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3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4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4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4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New1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New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New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New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New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New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New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2" table:style-name="ce3" office:value-type="float" office:value="46" calcext:value-type="float">
            <text:p>46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New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New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New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New4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44" calcext:value-type="float">
            <text:p>4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New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5"/>
          <table:table-cell table:number-columns-repeated="4"/>
        </table:table-row>
      </table:table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Estratégia</text:p>
          </table:table-cell>
          <table:table-cell office:value-type="string" calcext:value-type="string">
            <text:p>Ponto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funcJ2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20.0003, 4.9998, 10, 4.9998)</text:p>
          </table:table-cell>
          <table:table-cell office:value-type="float" office:value="224.996" calcext:value-type="float">
            <text:p>225.00</text:p>
          </table:table-cell>
          <table:table-cell office:value-type="float" office:value="100.006" calcext:value-type="float">
            <text:p>100.0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20, 5, 10, 5)</text:p>
          </table:table-cell>
          <table:table-cell office:value-type="float" office:value="225" calcext:value-type="float">
            <text:p>225.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funcJ4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2, 1.87817e-16, 1.5, -5e-06)</text:p>
          </table:table-cell>
          <table:table-cell office:value-type="float" office:value="3.25001" calcext:value-type="float">
            <text:p>3.25</text:p>
          </table:table-cell>
          <table:table-cell office:value-type="float" office:value="4.00002" calcext:value-type="float">
            <text:p>4.00002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2, 0, 1.5, 0)</text:p>
          </table:table-cell>
          <table:table-cell office:value-type="float" office:value="3.25" calcext:value-type="float">
            <text:p>3.2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J5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-0.0001, 30, -10, 10)</text:p>
          </table:table-cell>
          <table:table-cell office:value-type="float" office:value="-0.000205" calcext:value-type="float">
            <text:p>0.00</text:p>
          </table:table-cell>
          <table:table-cell office:value-type="float" office:value="100.002" calcext:value-type="float">
            <text:p>100.0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0, 0, -10, -10)</text:p>
          </table:table-cell>
          <table:table-cell office:value-type="float" office:value="0" calcext:value-type="float">
            <text:p>0.00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funcJ6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0.999999, -3.33333e-06)</text:p>
          </table:table-cell>
          <table:table-cell office:value-type="float" office:value="17" calcext:value-type="float">
            <text:p>17.00</text:p>
          </table:table-cell>
          <table:table-cell office:value-type="float" office:value="1.00001" calcext:value-type="float">
            <text:p>1.00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1, 0)</text:p>
          </table:table-cell>
          <table:table-cell office:value-type="float" office:value="17" calcext:value-type="float">
            <text:p>17.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ncJ7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0.012548, 1.99997, 1.875, 0.906243)</text:p>
          </table:table-cell>
          <table:table-cell office:value-type="float" office:value="-12.6788" calcext:value-type="float">
            <text:p>-12.68</text:p>
          </table:table-cell>
          <table:table-cell office:value-type="float" office:value="-1.01527" calcext:value-type="float">
            <text:p>-1.015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0, 1.99996, 1.87549, 0.906606)</text:p>
          </table:table-cell>
          <table:table-cell office:value-type="float" office:value="-12.6787" calcext:value-type="float">
            <text:p>-12.68</text:p>
          </table:table-cell>
          <table:table-cell office:value-type="float" office:value="-1.0156" calcext:value-type="float">
            <text:p>-1.0156</text:p>
          </table:table-cell>
          <table:table-cell/>
        </table:table-row>
        <table:table-row table:style-name="ro1">
          <table:table-cell office:value-type="string" calcext:value-type="string">
            <text:p>funcJ9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1.88889, 0.888887, 0)</text:p>
          </table:table-cell>
          <table:table-cell office:value-type="float" office:value="-1.20988" calcext:value-type="float">
            <text:p>-1.21</text:p>
          </table:table-cell>
          <table:table-cell office:value-type="float" office:value="7.6173" calcext:value-type="float">
            <text:p>7.61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1.88889, <text:s/>0.888889, <text:s/>0)</text:p>
          </table:table-cell>
          <table:table-cell office:value-type="float" office:value="-1.21" calcext:value-type="float">
            <text:p>-1.21</text:p>
          </table:table-cell>
          <table:table-cell office:value-type="float" office:value="7.61" calcext:value-type="float">
            <text:p>7.61</text:p>
          </table:table-cell>
          <table:table-cell/>
        </table:table-row>
        <table:table-row table:style-name="ro1">
          <table:table-cell office:value-type="string" calcext:value-type="string">
            <text:p>funcJ14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1, 0)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1, 0)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ncJ16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1, 3)</text:p>
          </table:table-cell>
          <table:table-cell office:value-type="float" office:value="5" calcext:value-type="float">
            <text:p>5.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1, 3)</text:p>
          </table:table-cell>
          <table:table-cell office:value-type="float" office:value="5" calcext:value-type="float">
            <text:p>5.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A4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-0.0001, 0.90002, 0, 0.60008, 0.39992)</text:p>
          </table:table-cell>
          <table:table-cell office:value-type="float" office:value="-29.2022" calcext:value-type="float">
            <text:p>-29.20</text:p>
          </table:table-cell>
          <table:table-cell office:value-type="float" office:value="3.19986" calcext:value-type="float">
            <text:p>3.199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0, 0.9, 0, 0.6, 0.4)</text:p>
          </table:table-cell>
          <table:table-cell office:value-type="float" office:value="-29.2" calcext:value-type="float">
            <text:p>-29.20</text:p>
          </table:table-cell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string" calcext:value-type="string">
            <text:p>funcA7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0.4995, 0.8001, 0, 0.2004, 0.7996)</text:p>
          </table:table-cell>
          <table:table-cell office:value-type="float" office:value="-18.4108" calcext:value-type="float">
            <text:p>-18.41</text:p>
          </table:table-cell>
          <table:table-cell office:value-type="float" office:value="1.7996" calcext:value-type="float">
            <text:p>1.79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0.5, 0.8, 0, 0.2, 0.8)</text:p>
          </table:table-cell>
          <table:table-cell office:value-type="float" office:value="-18.4" calcext:value-type="float">
            <text:p>-18.40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string" calcext:value-type="string">
            <text:p>funcA8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1.5456, 0.77989, 0.156385, 2.20985, 1.88727, 0)</text:p>
          </table:table-cell>
          <table:table-cell office:value-type="float" office:value="14.9887" calcext:value-type="float">
            <text:p>14.99</text:p>
          </table:table-cell>
          <table:table-cell office:value-type="float" office:value="-16.9855" calcext:value-type="float">
            <text:p>-16.98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1.55, 0.78, 0.16, 2.21, 1.89, 0)</text:p>
          </table:table-cell>
          <table:table-cell office:value-type="float" office:value="14.99" calcext:value-type="float">
            <text:p>14.99</text:p>
          </table:table-cell>
          <table:table-cell office:value-type="float" office:value="-16.99" calcext:value-type="float">
            <text:p>-16.99</text:p>
          </table:table-cell>
          <table:table-cell/>
        </table:table-row>
        <table:table-row table:style-name="ro1">
          <table:table-cell office:value-type="string" calcext:value-type="string">
            <text:p>funcA9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3.10e-05, 9.993, 10.0001, -1.199e-05, 9.31, 5.16, 0.0002, 9.99, 8.41e-05, 10, 3.154, 10, 10, 10, 0, 9.999)</text:p>
          </table:table-cell>
          <table:table-cell office:value-type="float" office:value="-465.447" calcext:value-type="float">
            <text:p>-465.45</text:p>
          </table:table-cell>
          <table:table-cell office:value-type="float" office:value="-10.5401" calcext:value-type="float">
            <text:p>-10.54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0, 2.44, 10, 0, 10, 8.74, 5.25, 10, 0, 10, 3.73, 10, 10, 10, 0, 0)</text:p>
          </table:table-cell>
          <table:table-cell office:value-type="float" office:value="-453.61" calcext:value-type="float">
            <text:p>-453.61</text:p>
          </table:table-cell>
          <table:table-cell office:value-type="float" office:value="-68.81" calcext:value-type="float">
            <text:p>-68.81</text:p>
          </table:table-cell>
          <table:table-cell/>
        </table:table-row>
        <table:table-row table:style-name="ro1">
          <table:table-cell office:value-type="string" calcext:value-type="string">
            <text:p>funcB3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7.73749, 4.10621, 11.2626, 16.8938, 1.84366, 10, 28.1564, 0)</text:p>
          </table:table-cell>
          <table:table-cell office:value-type="float" office:value="6600.01" calcext:value-type="float">
            <text:p>6600.01</text:p>
          </table:table-cell>
          <table:table-cell table:style-name="ce6" office:value-type="string" calcext:value-type="string">
            <text:p>13.65, 50.835</text:p>
          </table:table-cell>
          <table:table-cell office:value-type="float" office:value="64.4844" calcext:value-type="float">
            <text:p>64.4844</text:p>
          </table:table-cell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7.02, <text:s/>3.03, <text:s/>11.98, <text:s/>17.97, <text:s/>0.05, <text:s/>10.00, <text:s/>29.95, <text:s/>0)</text:p>
          </table:table-cell>
          <table:table-cell office:value-type="float" office:value="6600" calcext:value-type="float">
            <text:p>6600.00</text:p>
          </table:table-cell>
          <table:table-cell table:style-name="ce6" office:value-type="string" calcext:value-type="string">
            <text:p>24.58, <text:s/>29.54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funcB7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-4.47968e-05, 30.0002, -10, 10.0001)</text:p>
          </table:table-cell>
          <table:table-cell office:value-type="float" office:value="0" calcext:value-type="float">
            <text:p>0.00</text:p>
          </table:table-cell>
          <table:table-cell office:value-type="float" office:value="100.001" calcext:value-type="float">
            <text:p>100.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0.00, <text:s/>30.00, <text:s/>-10.00, <text:s/>10.00)</text:p>
          </table:table-cell>
          <table:table-cell office:value-type="float" office:value="0" calcext:value-type="float">
            <text:p>0.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funcB9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1.88889, 0.888889, 0)</text:p>
          </table:table-cell>
          <table:table-cell office:value-type="float" office:value="0.000175393" calcext:value-type="float">
            <text:p>0.00</text:p>
          </table:table-cell>
          <table:table-cell office:value-type="float" office:value="7.61728" calcext:value-type="float">
            <text:p>7.617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1.89, <text:s/>0.89, <text:s/>0.00)</text:p>
          </table:table-cell>
          <table:table-cell office:value-type="float" office:value="0" calcext:value-type="float">
            <text:p>0.00</text:p>
          </table:table-cell>
          <table:table-cell office:value-type="float" office:value="7.61" calcext:value-type="float">
            <text:p>7.61</text:p>
          </table:table-cell>
          <table:table-cell/>
        </table:table-row>
        <table:table-row table:style-name="ro1">
          <table:table-cell office:value-type="string" calcext:value-type="string">
            <text:p>funcO5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-0.400004, 0.800008, 2.00002, 0)</text:p>
          </table:table-cell>
          <table:table-cell office:value-type="float" office:value="-3.92002" calcext:value-type="float">
            <text:p>-3.92</text:p>
          </table:table-cell>
          <table:table-cell office:value-type="float" office:value="-2.00004" calcext:value-type="float">
            <text:p>-2.000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−0.4050, 0.7975, 2, 0)</text:p>
          </table:table-cell>
          <table:table-cell office:value-type="float" office:value="-3.92" calcext:value-type="float">
            <text:p>-3.9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funcO9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2.85634, 3.88075, 3.04016)</text:p>
          </table:table-cell>
          <table:table-cell office:value-type="float" office:value="0.848505" calcext:value-type="float">
            <text:p>0.85</text:p>
          </table:table-cell>
          <table:table-cell office:value-type="float" office:value="-22.9506" calcext:value-type="float">
            <text:p>-22.95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2.8563, 3.8807, 3.0402)</text:p>
          </table:table-cell>
          <table:table-cell office:value-type="float" office:value="0.8485" calcext:value-type="float">
            <text:p>0.85</text:p>
          </table:table-cell>
          <table:table-cell office:value-type="float" office:value="-22.9505" calcext:value-type="float">
            <text:p>-22.9505</text:p>
          </table:table-cell>
          <table:table-cell/>
        </table:table-row>
        <table:table-row table:style-name="ro1">
          <table:table-cell office:value-type="string" calcext:value-type="string">
            <text:p>funcO11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1.90953, 2.9786, 2.23216)</text:p>
          </table:table-cell>
          <table:table-cell office:value-type="float" office:value="1.56285" calcext:value-type="float">
            <text:p>1.56</text:p>
          </table:table-cell>
          <table:table-cell office:value-type="float" office:value="-11.6828" calcext:value-type="float">
            <text:p>-11.68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1.9095, 2.9786, 2.2321)</text:p>
          </table:table-cell>
          <table:table-cell office:value-type="float" office:value="1.5629" calcext:value-type="float">
            <text:p>1.56</text:p>
          </table:table-cell>
          <table:table-cell office:value-type="float" office:value="-11.6826" calcext:value-type="float">
            <text:p>-11.6826</text:p>
          </table:table-cell>
          <table:table-cell/>
        </table:table-row>
        <table:table-row table:style-name="ro1">
          <table:table-cell office:value-type="string" calcext:value-type="string">
            <text:p>funcO21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6.03815, 2.95712, 0, 1)</text:p>
          </table:table-cell>
          <table:table-cell office:value-type="float" office:value="297.584" calcext:value-type="float">
            <text:p>297.58</text:p>
          </table:table-cell>
          <table:table-cell office:value-type="float" office:value="48.3052" calcext:value-type="float">
            <text:p>48.30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6.038, 2.957, 0, 1)</text:p>
          </table:table-cell>
          <table:table-cell office:value-type="float" office:value="297.58" calcext:value-type="float">
            <text:p>297.58</text:p>
          </table:table-cell>
          <table:table-cell office:value-type="float" office:value="48.3052" calcext:value-type="float">
            <text:p>48.3052</text:p>
          </table:table-cell>
          <table:table-cell office:value-type="string" calcext:value-type="string">
            <text:p>MAX</text:p>
          </table:table-cell>
        </table:table-row>
      </table:table>
      <table:table table:name="Sheet4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7" table:default-cell-style-name="ce5"/>
        <table:table-column table:style-name="co12" table:default-cell-style-name="ce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ce5"/>
        <table:table-column table:style-name="co15" table:number-columns-repeated="2" table:default-cell-style-name="ce5"/>
        <table:table-column table:style-name="co1" table:default-cell-style-name="ce5"/>
        <table:table-column table:style-name="co17" table:default-cell-style-name="ce5"/>
        <table:table-column table:style-name="co18" table:default-cell-style-name="ce5"/>
        <table:table-row table:style-name="ro1">
          <table:table-cell table:style-name="Default"/>
          <table:table-cell table:style-name="Default" office:value-type="string" calcext:value-type="string">
            <text:p>LEMKE</text:p>
          </table:table-cell>
          <table:table-cell table:style-name="ce7" office:value-type="string" calcext:value-type="string" table:number-columns-spanned="4" table:number-rows-spanned="1">
            <text:p>DE</text:p>
          </table:table-cell>
          <table:covered-table-cell table:number-columns-repeated="3" table:style-name="Default"/>
          <table:table-cell table:style-name="Default"/>
          <table:table-cell table:number-columns-repeated="4"/>
          <table:table-cell table:style-name="ce7" office:value-type="string" calcext:value-type="string" table:number-columns-spanned="3" table:number-rows-spanned="1">
            <text:p>DE+LEMKE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DE+DE</text:p>
          </table:table-cell>
          <table:covered-table-cell table:number-columns-repeated="2" table:style-name="Default"/>
        </table:table-row>
        <table:table-row table:style-name="ro1">
          <table:table-cell table:style-name="Default" office:value-type="string" calcext:value-type="string">
            <text:p>Pr.</text:p>
          </table:table-cell>
          <table:table-cell table:style-name="Default" office:value-type="string" calcext:value-type="string">
            <text:p>Operações de Pivoteamento</text:p>
          </table:table-cell>
          <table:table-cell table:style-name="Default" office:value-type="string" calcext:value-type="string">
            <text:p>Soluções</text:p>
          </table:table-cell>
          <table:table-cell table:style-name="Default" office:value-type="string" calcext:value-type="string">
            <text:p>Chamadas DE</text:p>
          </table:table-cell>
          <table:table-cell table:style-name="Default" office:value-type="string" calcext:value-type="string">
            <text:p>Chamadas Falhas (%)</text:p>
          </table:table-cell>
          <table:table-cell office:value-type="string" calcext:value-type="string">
            <text:p>Iterações/Chamada</text:p>
          </table:table-cell>
          <table:table-cell table:style-name="Default" office:value-type="string" calcext:value-type="string">
            <text:p>Soluções/OP Pivo</text:p>
          </table:table-cell>
          <table:table-cell table:number-columns-repeated="3"/>
          <table:table-cell office:value-type="string" calcext:value-type="string">
            <text:p>Pr.</text:p>
          </table:table-cell>
          <table:table-cell table:style-name="Default" office:value-type="string" calcext:value-type="string">
            <text:p>% Acerto</text:p>
          </table:table-cell>
          <table:table-cell table:style-name="Default" office:value-type="string" calcext:value-type="string">
            <text:p>Avaliações UP</text:p>
          </table:table-cell>
          <table:table-cell table:style-name="Default" office:value-type="string" calcext:value-type="string">
            <text:p>Op Pivo</text:p>
          </table:table-cell>
          <table:table-cell table:style-name="Default" office:value-type="string" calcext:value-type="string">
            <text:p>% Acerto</text:p>
          </table:table-cell>
          <table:table-cell table:style-name="Default" office:value-type="string" calcext:value-type="string">
            <text:p>Avaliações UP</text:p>
          </table:table-cell>
          <table:table-cell table:style-name="Default" office:value-type="string" calcext:value-type="string">
            <text:p>Soluções</text:p>
          </table:table-cell>
        </table:table-row>
        <table:table-row table:style-name="ro1">
          <table:table-cell table:style-name="Default" office:value-type="string" calcext:value-type="string">
            <text:p>Pr1</text:p>
          </table:table-cell>
          <table:table-cell office:value-type="float" office:value="461.12" calcext:value-type="float">
            <text:p>461.12</text:p>
          </table:table-cell>
          <table:table-cell office:value-type="float" office:value="15458.4" calcext:value-type="float">
            <text:p>15458.40</text:p>
          </table:table-cell>
          <table:table-cell office:value-type="float" office:value="148.62" calcext:value-type="float">
            <text:p>148.62</text:p>
          </table:table-cell>
          <table:table-cell office:value-type="float" office:value="0" calcext:value-type="float">
            <text:p>0.00</text:p>
          </table:table-cell>
          <table:table-cell office:value-type="float" office:value="3.46709729511506" calcext:value-type="float">
            <text:p>3.47</text:p>
          </table:table-cell>
          <table:table-cell office:value-type="float" office:value="33.5235947258848" calcext:value-type="float">
            <text:p>33.52</text:p>
          </table:table-cell>
          <table:table-cell/>
          <table:table-cell office:value-type="string" calcext:value-type="string">
            <text:p>Pr1</text:p>
          </table:table-cell>
          <table:table-cell/>
          <table:table-cell office:value-type="string" calcext:value-type="string">
            <text:p>Pr1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164.58" calcext:value-type="float">
            <text:p>164.58</text:p>
          </table:table-cell>
          <table:table-cell office:value-type="float" office:value="1324.3" calcext:value-type="float">
            <text:p>1324.30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160.96" calcext:value-type="float">
            <text:p>160.96</text:p>
          </table:table-cell>
          <table:table-cell office:value-type="float" office:value="271727.4" calcext:value-type="float">
            <text:p>271727.40</text:p>
          </table:table-cell>
        </table:table-row>
        <table:table-row table:style-name="ro1">
          <table:table-cell table:style-name="Default" office:value-type="string" calcext:value-type="string">
            <text:p>Pr2</text:p>
          </table:table-cell>
          <table:table-cell office:value-type="float" office:value="769.8" calcext:value-type="float">
            <text:p>769.80</text:p>
          </table:table-cell>
          <table:table-cell office:value-type="float" office:value="3510664.2" calcext:value-type="float">
            <text:p>3510664.20</text:p>
          </table:table-cell>
          <table:table-cell office:value-type="float" office:value="187.86" calcext:value-type="float">
            <text:p>187.86</text:p>
          </table:table-cell>
          <table:table-cell office:value-type="float" office:value="5.92994783349303" calcext:value-type="float">
            <text:p>5.93</text:p>
          </table:table-cell>
          <table:table-cell office:value-type="float" office:value="563.563291813052" calcext:value-type="float">
            <text:p>563.56</text:p>
          </table:table-cell>
          <table:table-cell office:value-type="float" office:value="4560.48869836321" calcext:value-type="float">
            <text:p>4560.49</text:p>
          </table:table-cell>
          <table:table-cell/>
          <table:table-cell office:value-type="string" calcext:value-type="string">
            <text:p>Pr2</text:p>
          </table:table-cell>
          <table:table-cell/>
          <table:table-cell office:value-type="string" calcext:value-type="string">
            <text:p>Pr2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177.54" calcext:value-type="float">
            <text:p>177.54</text:p>
          </table:table-cell>
          <table:table-cell office:value-type="float" office:value="1501" calcext:value-type="float">
            <text:p>1501.00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166.08" calcext:value-type="float">
            <text:p>166.08</text:p>
          </table:table-cell>
          <table:table-cell office:value-type="float" office:value="42616828.8" calcext:value-type="float">
            <text:p>42616828.80</text:p>
          </table:table-cell>
        </table:table-row>
        <table:table-row table:style-name="ro1">
          <table:table-cell table:style-name="Default" office:value-type="string" calcext:value-type="string">
            <text:p>Pr3</text:p>
          </table:table-cell>
          <table:table-cell office:value-type="float" office:value="3686.04" calcext:value-type="float">
            <text:p>3686.04</text:p>
          </table:table-cell>
          <table:table-cell office:value-type="float" office:value="858306" calcext:value-type="float">
            <text:p>858306.00</text:p>
          </table:table-cell>
          <table:table-cell office:value-type="float" office:value="1576.72" calcext:value-type="float">
            <text:p>1576.72</text:p>
          </table:table-cell>
          <table:table-cell office:value-type="float" office:value="0.00126845603531382" calcext:value-type="float">
            <text:p>0.00</text:p>
          </table:table-cell>
          <table:table-cell office:value-type="float" office:value="18.1326931858542" calcext:value-type="float">
            <text:p>18.13</text:p>
          </table:table-cell>
          <table:table-cell office:value-type="float" office:value="232.8531432106" calcext:value-type="float">
            <text:p>232.85</text:p>
          </table:table-cell>
          <table:table-cell/>
          <table:table-cell office:value-type="string" calcext:value-type="string">
            <text:p>Pr3</text:p>
          </table:table-cell>
          <table:table-cell/>
          <table:table-cell office:value-type="string" calcext:value-type="string">
            <text:p>Pr3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551.92" calcext:value-type="float">
            <text:p>551.92</text:p>
          </table:table-cell>
          <table:table-cell office:value-type="float" office:value="3732.98" calcext:value-type="float">
            <text:p>3732.98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1115.02" calcext:value-type="float">
            <text:p>1115.02</text:p>
          </table:table-cell>
          <table:table-cell office:value-type="float" office:value="38267186.4" calcext:value-type="float">
            <text:p>38267186.40</text:p>
          </table:table-cell>
        </table:table-row>
        <table:table-row table:style-name="ro1">
          <table:table-cell table:style-name="Default" office:value-type="string" calcext:value-type="string">
            <text:p>Pr4</text:p>
          </table:table-cell>
          <table:table-cell office:value-type="float" office:value="2101.14" calcext:value-type="float">
            <text:p>2101.14</text:p>
          </table:table-cell>
          <table:table-cell office:value-type="float" office:value="481281.6" calcext:value-type="float">
            <text:p>481281.60</text:p>
          </table:table-cell>
          <table:table-cell office:value-type="float" office:value="1064.28" calcext:value-type="float">
            <text:p>1064.28</text:p>
          </table:table-cell>
          <table:table-cell office:value-type="float" office:value="0.0169128424850603" calcext:value-type="float">
            <text:p>0.02</text:p>
          </table:table-cell>
          <table:table-cell office:value-type="float" office:value="14.9044800240538" calcext:value-type="float">
            <text:p>14.90</text:p>
          </table:table-cell>
          <table:table-cell office:value-type="float" office:value="229.057368856906" calcext:value-type="float">
            <text:p>229.06</text:p>
          </table:table-cell>
          <table:table-cell/>
          <table:table-cell office:value-type="string" calcext:value-type="string">
            <text:p>Pr4</text:p>
          </table:table-cell>
          <table:table-cell/>
          <table:table-cell office:value-type="string" calcext:value-type="string">
            <text:p>Pr4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165.28" calcext:value-type="float">
            <text:p>165.28</text:p>
          </table:table-cell>
          <table:table-cell office:value-type="float" office:value="2709.48" calcext:value-type="float">
            <text:p>2709.48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853.04" calcext:value-type="float">
            <text:p>853.04</text:p>
          </table:table-cell>
          <table:table-cell office:value-type="float" office:value="635142" calcext:value-type="float">
            <text:p>635142.00</text:p>
          </table:table-cell>
        </table:table-row>
        <table:table-row table:style-name="ro1">
          <table:table-cell table:style-name="Default" office:value-type="string" calcext:value-type="string">
            <text:p>Pr5</text:p>
          </table:table-cell>
          <table:table-cell office:value-type="float" office:value="220.06" calcext:value-type="float">
            <text:p>220.06</text:p>
          </table:table-cell>
          <table:table-cell office:value-type="float" office:value="39693" calcext:value-type="float">
            <text:p>39693.00</text:p>
          </table:table-cell>
          <table:table-cell office:value-type="float" office:value="42.62" calcext:value-type="float">
            <text:p>42.62</text:p>
          </table:table-cell>
          <table:table-cell office:value-type="float" office:value="0.0938526513374003" calcext:value-type="float">
            <text:p>0.09</text:p>
          </table:table-cell>
          <table:table-cell office:value-type="float" office:value="30.1046457062412" calcext:value-type="float">
            <text:p>30.10</text:p>
          </table:table-cell>
          <table:table-cell office:value-type="float" office:value="180.373534490593" calcext:value-type="float">
            <text:p>180.37</text:p>
          </table:table-cell>
          <table:table-cell/>
          <table:table-cell office:value-type="string" calcext:value-type="string">
            <text:p>Pr5</text:p>
          </table:table-cell>
          <table:table-cell/>
          <table:table-cell office:value-type="string" calcext:value-type="string">
            <text:p>Pr5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51.82" calcext:value-type="float">
            <text:p>51.82</text:p>
          </table:table-cell>
          <table:table-cell office:value-type="float" office:value="508.18" calcext:value-type="float">
            <text:p>508.18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51.32" calcext:value-type="float">
            <text:p>51.32</text:p>
          </table:table-cell>
          <table:table-cell office:value-type="float" office:value="2765655" calcext:value-type="float">
            <text:p>2765655.00</text:p>
          </table:table-cell>
        </table:table-row>
        <table:table-row table:style-name="ro1">
          <table:table-cell table:style-name="Default" office:value-type="string" calcext:value-type="string">
            <text:p>Pr6</text:p>
          </table:table-cell>
          <table:table-cell office:value-type="float" office:value="232.18" calcext:value-type="float">
            <text:p>232.18</text:p>
          </table:table-cell>
          <table:table-cell office:value-type="float" office:value="18468" calcext:value-type="float">
            <text:p>18468.00</text:p>
          </table:table-cell>
          <table:table-cell office:value-type="float" office:value="64.54" calcext:value-type="float">
            <text:p>64.54</text:p>
          </table:table-cell>
          <table:table-cell office:value-type="float" office:value="0" calcext:value-type="float">
            <text:p>0.00</text:p>
          </table:table-cell>
          <table:table-cell office:value-type="float" office:value="9.53827083978928" calcext:value-type="float">
            <text:p>9.54</text:p>
          </table:table-cell>
          <table:table-cell office:value-type="float" office:value="79.5417348608838" calcext:value-type="float">
            <text:p>79.54</text:p>
          </table:table-cell>
          <table:table-cell/>
          <table:table-cell office:value-type="string" calcext:value-type="string">
            <text:p>Pr6</text:p>
          </table:table-cell>
          <table:table-cell/>
          <table:table-cell office:value-type="string" calcext:value-type="string">
            <text:p>Pr6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58.08" calcext:value-type="float">
            <text:p>58.08</text:p>
          </table:table-cell>
          <table:table-cell office:value-type="float" office:value="318.08" calcext:value-type="float">
            <text:p>318.08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57.12" calcext:value-type="float">
            <text:p>57.12</text:p>
          </table:table-cell>
          <table:table-cell office:value-type="float" office:value="107487" calcext:value-type="float">
            <text:p>107487.00</text:p>
          </table:table-cell>
        </table:table-row>
        <table:table-row table:style-name="ro1">
          <table:table-cell table:style-name="Default" office:value-type="string" calcext:value-type="string">
            <text:p>Pr7</text:p>
          </table:table-cell>
          <table:table-cell office:value-type="float" office:value="54.98" calcext:value-type="float">
            <text:p>54.98</text:p>
          </table:table-cell>
          <table:table-cell office:value-type="float" office:value="15088213.8" calcext:value-type="float">
            <text:p>15088213.80</text:p>
          </table:table-cell>
          <table:table-cell office:value-type="float" office:value="95.7" calcext:value-type="float">
            <text:p>95.70</text:p>
          </table:table-cell>
          <table:table-cell office:value-type="float" office:value="52.5391849529781" calcext:value-type="float">
            <text:p>52.54</text:p>
          </table:table-cell>
          <table:table-cell office:value-type="float" office:value="4729.46896551724" calcext:value-type="float">
            <text:p>4729.47</text:p>
          </table:table-cell>
          <table:table-cell office:value-type="float" office:value="274430.953073845" calcext:value-type="float">
            <text:p>274430.95</text:p>
          </table:table-cell>
          <table:table-cell/>
          <table:table-cell office:value-type="string" calcext:value-type="string">
            <text:p>Pr7</text:p>
          </table:table-cell>
          <table:table-cell/>
          <table:table-cell office:value-type="string" calcext:value-type="string">
            <text:p>Pr7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89.8" calcext:value-type="float">
            <text:p>89.80</text:p>
          </table:table-cell>
          <table:table-cell office:value-type="float" office:value="56.7" calcext:value-type="float">
            <text:p>56.70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77.7" calcext:value-type="float">
            <text:p>77.70</text:p>
          </table:table-cell>
          <table:table-cell office:value-type="float" office:value="8229136.2" calcext:value-type="float">
            <text:p>8229136.20</text:p>
          </table:table-cell>
        </table:table-row>
        <table:table-row table:style-name="ro1">
          <table:table-cell table:style-name="Default" office:value-type="string" calcext:value-type="string">
            <text:p>Pr8</text:p>
          </table:table-cell>
          <table:table-cell office:value-type="float" office:value="45.84" calcext:value-type="float">
            <text:p>45.84</text:p>
          </table:table-cell>
          <table:table-cell office:value-type="float" office:value="3841.2" calcext:value-type="float">
            <text:p>3841.20</text:p>
          </table:table-cell>
          <table:table-cell office:value-type="float" office:value="28.12" calcext:value-type="float">
            <text:p>28.12</text:p>
          </table:table-cell>
          <table:table-cell office:value-type="float" office:value="0" calcext:value-type="float">
            <text:p>0.00</text:p>
          </table:table-cell>
          <table:table-cell office:value-type="float" office:value="4.55334281650071" calcext:value-type="float">
            <text:p>4.55</text:p>
          </table:table-cell>
          <table:table-cell office:value-type="float" office:value="83.7958115183246" calcext:value-type="float">
            <text:p>83.80</text:p>
          </table:table-cell>
          <table:table-cell/>
          <table:table-cell office:value-type="string" calcext:value-type="string">
            <text:p>Pr8</text:p>
          </table:table-cell>
          <table:table-cell/>
          <table:table-cell office:value-type="string" calcext:value-type="string">
            <text:p>Pr8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24.26" calcext:value-type="float">
            <text:p>24.26</text:p>
          </table:table-cell>
          <table:table-cell office:value-type="float" office:value="75.24" calcext:value-type="float">
            <text:p>75.24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26.38" calcext:value-type="float">
            <text:p>26.38</text:p>
          </table:table-cell>
          <table:table-cell office:value-type="float" office:value="1689614.4" calcext:value-type="float">
            <text:p>1689614.40</text:p>
          </table:table-cell>
        </table:table-row>
        <table:table-row table:style-name="ro1">
          <table:table-cell table:style-name="Default" office:value-type="string" calcext:value-type="string">
            <text:p>Pr9</text:p>
          </table:table-cell>
          <table:table-cell office:value-type="float" office:value="668.2" calcext:value-type="float">
            <text:p>668.20</text:p>
          </table:table-cell>
          <table:table-cell office:value-type="float" office:value="2307522" calcext:value-type="float">
            <text:p>2307522.00</text:p>
          </table:table-cell>
          <table:table-cell office:value-type="float" office:value="198.68" calcext:value-type="float">
            <text:p>198.68</text:p>
          </table:table-cell>
          <table:table-cell office:value-type="float" office:value="3.66418361183813" calcext:value-type="float">
            <text:p>3.66</text:p>
          </table:table-cell>
          <table:table-cell office:value-type="float" office:value="350.463660157036" calcext:value-type="float">
            <text:p>350.46</text:p>
          </table:table-cell>
          <table:table-cell office:value-type="float" office:value="3453.34031727028" calcext:value-type="float">
            <text:p>3453.34</text:p>
          </table:table-cell>
          <table:table-cell/>
          <table:table-cell office:value-type="string" calcext:value-type="string">
            <text:p>Pr9</text:p>
          </table:table-cell>
          <table:table-cell/>
          <table:table-cell office:value-type="string" calcext:value-type="string">
            <text:p>Pr9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198.48" calcext:value-type="float">
            <text:p>198.48</text:p>
          </table:table-cell>
          <table:table-cell office:value-type="float" office:value="1354.22" calcext:value-type="float">
            <text:p>1354.22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199.42" calcext:value-type="float">
            <text:p>199.42</text:p>
          </table:table-cell>
          <table:table-cell office:value-type="float" office:value="587421" calcext:value-type="float">
            <text:p>587421.00</text:p>
          </table:table-cell>
        </table:table-row>
        <table:table-row table:style-name="ro1">
          <table:table-cell table:style-name="Default" office:value-type="string" calcext:value-type="string">
            <text:p>Pr10</text:p>
          </table:table-cell>
          <table:table-cell office:value-type="float" office:value="36882.28" calcext:value-type="float">
            <text:p>36882.28</text:p>
          </table:table-cell>
          <table:table-cell office:value-type="float" office:value="2584965332.4" calcext:value-type="float">
            <text:p>2584965332.40</text:p>
          </table:table-cell>
          <table:table-cell office:value-type="float" office:value="9231.48" calcext:value-type="float">
            <text:p>9231.48</text:p>
          </table:table-cell>
          <table:table-cell office:value-type="float" office:value="93.3104984249546" calcext:value-type="float">
            <text:p>93.31</text:p>
          </table:table-cell>
          <table:table-cell office:value-type="float" office:value="8399.84023580185" calcext:value-type="float">
            <text:p>8399.84</text:p>
          </table:table-cell>
          <table:table-cell office:value-type="float" office:value="70086.9179562652" calcext:value-type="float">
            <text:p>70086.92</text:p>
          </table:table-cell>
          <table:table-cell/>
          <table:table-cell office:value-type="string" calcext:value-type="string">
            <text:p>Pr10</text:p>
          </table:table-cell>
          <table:table-cell/>
          <table:table-cell office:value-type="string" calcext:value-type="string">
            <text:p>Pr10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978.7" calcext:value-type="float">
            <text:p>1978.70</text:p>
          </table:table-cell>
          <table:table-cell office:value-type="float" office:value="45574.6" calcext:value-type="float">
            <text:p>45574.60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5411.02" calcext:value-type="float">
            <text:p>5411.02</text:p>
          </table:table-cell>
          <table:table-cell office:value-type="float" office:value="13851265.2" calcext:value-type="float">
            <text:p>13851265.20</text:p>
          </table:table-cell>
        </table:table-row>
        <table:table-row table:style-name="ro1">
          <table:table-cell table:style-name="Default" office:value-type="string" calcext:value-type="string">
            <text:p>Pr11</text:p>
          </table:table-cell>
          <table:table-cell office:value-type="float" office:value="1345.28" calcext:value-type="float">
            <text:p>1345.28</text:p>
          </table:table-cell>
          <table:table-cell office:value-type="float" office:value="215337" calcext:value-type="float">
            <text:p>215337.00</text:p>
          </table:table-cell>
          <table:table-cell office:value-type="float" office:value="611.12" calcext:value-type="float">
            <text:p>611.12</text:p>
          </table:table-cell>
          <table:table-cell office:value-type="float" office:value="0" calcext:value-type="float">
            <text:p>0.00</text:p>
          </table:table-cell>
          <table:table-cell office:value-type="float" office:value="11.7454837020552" calcext:value-type="float">
            <text:p>11.75</text:p>
          </table:table-cell>
          <table:table-cell office:value-type="float" office:value="160.068535918173" calcext:value-type="float">
            <text:p>160.07</text:p>
          </table:table-cell>
          <table:table-cell/>
          <table:table-cell office:value-type="string" calcext:value-type="string">
            <text:p>Pr11</text:p>
          </table:table-cell>
          <table:table-cell/>
          <table:table-cell office:value-type="string" calcext:value-type="string">
            <text:p>Pr11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582.58" calcext:value-type="float">
            <text:p>582.58</text:p>
          </table:table-cell>
          <table:table-cell office:value-type="float" office:value="7928.14" calcext:value-type="float">
            <text:p>7928.14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606.02" calcext:value-type="float">
            <text:p>606.02</text:p>
          </table:table-cell>
          <table:table-cell office:value-type="float" office:value="132721881.6" calcext:value-type="float">
            <text:p>132721881.60</text:p>
          </table:table-cell>
        </table:table-row>
        <table:table-row table:style-name="ro1">
          <table:table-cell table:style-name="Default" office:value-type="string" calcext:value-type="string">
            <text:p>Pr12</text:p>
          </table:table-cell>
          <table:table-cell office:value-type="float" office:value="20864.36" calcext:value-type="float">
            <text:p>20864.36</text:p>
          </table:table-cell>
          <table:table-cell office:value-type="float" office:value="6240091.2" calcext:value-type="float">
            <text:p>6240091.20</text:p>
          </table:table-cell>
          <table:table-cell office:value-type="float" office:value="1095.64" calcext:value-type="float">
            <text:p>1095.64</text:p>
          </table:table-cell>
          <table:table-cell office:value-type="float" office:value="1.30699864919134" calcext:value-type="float">
            <text:p>1.31</text:p>
          </table:table-cell>
          <table:table-cell office:value-type="float" office:value="176.763097367749" calcext:value-type="float">
            <text:p>176.76</text:p>
          </table:table-cell>
          <table:table-cell office:value-type="float" office:value="299.07896527859" calcext:value-type="float">
            <text:p>299.08</text:p>
          </table:table-cell>
          <table:table-cell/>
          <table:table-cell office:value-type="string" calcext:value-type="string">
            <text:p>Pr12</text:p>
          </table:table-cell>
          <table:table-cell/>
          <table:table-cell office:value-type="string" calcext:value-type="string">
            <text:p>Pr12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987.42" calcext:value-type="float">
            <text:p>987.42</text:p>
          </table:table-cell>
          <table:table-cell office:value-type="float" office:value="51484.16" calcext:value-type="float">
            <text:p>51484.16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1158.06" calcext:value-type="float">
            <text:p>1158.06</text:p>
          </table:table-cell>
          <table:table-cell office:value-type="float" office:value="35485797" calcext:value-type="float">
            <text:p>35485797.00</text:p>
          </table:table-cell>
        </table:table-row>
        <table:table-row table:style-name="ro1">
          <table:table-cell table:style-name="Default" office:value-type="string" calcext:value-type="string">
            <text:p>Pr13</text:p>
          </table:table-cell>
          <table:table-cell office:value-type="float" office:value="1757.14" calcext:value-type="float">
            <text:p>1757.14</text:p>
          </table:table-cell>
          <table:table-cell office:value-type="float" office:value="796181.4" calcext:value-type="float">
            <text:p>796181.40</text:p>
          </table:table-cell>
          <table:table-cell office:value-type="float" office:value="249.74" calcext:value-type="float">
            <text:p>249.74</text:p>
          </table:table-cell>
          <table:table-cell office:value-type="float" office:value="0.608632978297429" calcext:value-type="float">
            <text:p>0.61</text:p>
          </table:table-cell>
          <table:table-cell office:value-type="float" office:value="100.175622647553" calcext:value-type="float">
            <text:p>100.18</text:p>
          </table:table-cell>
          <table:table-cell office:value-type="float" office:value="453.112102621305" calcext:value-type="float">
            <text:p>453.11</text:p>
          </table:table-cell>
          <table:table-cell/>
          <table:table-cell office:value-type="string" calcext:value-type="string">
            <text:p>Pr13</text:p>
          </table:table-cell>
          <table:table-cell/>
          <table:table-cell office:value-type="string" calcext:value-type="string">
            <text:p>Pr13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245.56" calcext:value-type="float">
            <text:p>245.56</text:p>
          </table:table-cell>
          <table:table-cell office:value-type="float" office:value="2692.68" calcext:value-type="float">
            <text:p>2692.68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237.32" calcext:value-type="float">
            <text:p>237.32</text:p>
          </table:table-cell>
          <table:table-cell office:value-type="float" office:value="2643667.8" calcext:value-type="float">
            <text:p>2643667.80</text:p>
          </table:table-cell>
        </table:table-row>
        <table:table-row table:style-name="ro1">
          <table:table-cell table:style-name="Default" office:value-type="string" calcext:value-type="string">
            <text:p>Pr14</text:p>
          </table:table-cell>
          <table:table-cell office:value-type="float" office:value="5326.42" calcext:value-type="float">
            <text:p>5326.42</text:p>
          </table:table-cell>
          <table:table-cell office:value-type="float" office:value="1401424.2" calcext:value-type="float">
            <text:p>1401424.20</text:p>
          </table:table-cell>
          <table:table-cell office:value-type="float" office:value="2350.56" calcext:value-type="float">
            <text:p>2350.56</text:p>
          </table:table-cell>
          <table:table-cell office:value-type="float" office:value="0" calcext:value-type="float">
            <text:p>0.00</text:p>
          </table:table-cell>
          <table:table-cell office:value-type="float" office:value="19.8736216050643" calcext:value-type="float">
            <text:p>19.87</text:p>
          </table:table-cell>
          <table:table-cell office:value-type="float" office:value="263.10809136343" calcext:value-type="float">
            <text:p>263.11</text:p>
          </table:table-cell>
          <table:table-cell/>
          <table:table-cell office:value-type="string" calcext:value-type="string">
            <text:p>Pr14</text:p>
          </table:table-cell>
          <table:table-cell/>
          <table:table-cell office:value-type="string" calcext:value-type="string">
            <text:p>Pr14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612.3" calcext:value-type="float">
            <text:p>612.30</text:p>
          </table:table-cell>
          <table:table-cell office:value-type="float" office:value="4758.1" calcext:value-type="float">
            <text:p>4758.10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941.9" calcext:value-type="float">
            <text:p>941.90</text:p>
          </table:table-cell>
          <table:table-cell office:value-type="float" office:value="5907429.6" calcext:value-type="float">
            <text:p>5907429.60</text:p>
          </table:table-cell>
        </table:table-row>
        <table:table-row table:style-name="ro1">
          <table:table-cell table:style-name="Default" office:value-type="string" calcext:value-type="string">
            <text:p>Pr15</text:p>
          </table:table-cell>
          <table:table-cell office:value-type="float" office:value="233.6" calcext:value-type="float">
            <text:p>233.60</text:p>
          </table:table-cell>
          <table:table-cell office:value-type="float" office:value="5856.6" calcext:value-type="float">
            <text:p>5856.60</text:p>
          </table:table-cell>
          <table:table-cell office:value-type="float" office:value="68.92" calcext:value-type="float">
            <text:p>68.92</text:p>
          </table:table-cell>
          <table:table-cell office:value-type="float" office:value="0" calcext:value-type="float">
            <text:p>0.00</text:p>
          </table:table-cell>
          <table:table-cell office:value-type="float" office:value="2.83255948926291" calcext:value-type="float">
            <text:p>2.83</text:p>
          </table:table-cell>
          <table:table-cell office:value-type="float" office:value="25.0710616438356" calcext:value-type="float">
            <text:p>25.07</text:p>
          </table:table-cell>
          <table:table-cell/>
          <table:table-cell office:value-type="string" calcext:value-type="string">
            <text:p>Pr15</text:p>
          </table:table-cell>
          <table:table-cell/>
          <table:table-cell office:value-type="string" calcext:value-type="string">
            <text:p>Pr15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56.86" calcext:value-type="float">
            <text:p>56.86</text:p>
          </table:table-cell>
          <table:table-cell office:value-type="float" office:value="389.66" calcext:value-type="float">
            <text:p>389.66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72.7" calcext:value-type="float">
            <text:p>72.70</text:p>
          </table:table-cell>
          <table:table-cell office:value-type="float" office:value="126911.4" calcext:value-type="float">
            <text:p>126911.40</text:p>
          </table:table-cell>
        </table:table-row>
        <table:table-row table:style-name="ro1">
          <table:table-cell table:style-name="Default" office:value-type="string" calcext:value-type="string">
            <text:p>Pr16</text:p>
          </table:table-cell>
          <table:table-cell office:value-type="float" office:value="2514.08" calcext:value-type="float">
            <text:p>2514.08</text:p>
          </table:table-cell>
          <table:table-cell office:value-type="float" office:value="323083.8" calcext:value-type="float">
            <text:p>323083.80</text:p>
          </table:table-cell>
          <table:table-cell office:value-type="float" office:value="2250.4" calcext:value-type="float">
            <text:p>2250.40</text:p>
          </table:table-cell>
          <table:table-cell office:value-type="float" office:value="0" calcext:value-type="float">
            <text:p>0.00</text:p>
          </table:table-cell>
          <table:table-cell office:value-type="float" office:value="4.7855758976182" calcext:value-type="float">
            <text:p>4.79</text:p>
          </table:table-cell>
          <table:table-cell office:value-type="float" office:value="128.509753070706" calcext:value-type="float">
            <text:p>128.51</text:p>
          </table:table-cell>
          <table:table-cell/>
          <table:table-cell office:value-type="string" calcext:value-type="string">
            <text:p>Pr16</text:p>
          </table:table-cell>
          <table:table-cell/>
          <table:table-cell office:value-type="string" calcext:value-type="string">
            <text:p>Pr16</text:p>
          </table:table-cell>
          <table:table-cell table:style-name="Default" office:value-type="float" office:value="76" calcext:value-type="float">
            <text:p>76</text:p>
          </table:table-cell>
          <table:table-cell office:value-type="float" office:value="620.34" calcext:value-type="float">
            <text:p>620.34</text:p>
          </table:table-cell>
          <table:table-cell office:value-type="float" office:value="2913.62" calcext:value-type="float">
            <text:p>2913.62</text:p>
          </table:table-cell>
          <table:table-cell table:style-name="Default" office:value-type="float" office:value="78" calcext:value-type="float">
            <text:p>78</text:p>
          </table:table-cell>
          <table:table-cell office:value-type="float" office:value="1420.58" calcext:value-type="float">
            <text:p>1420.58</text:p>
          </table:table-cell>
          <table:table-cell office:value-type="float" office:value="1790388.6" calcext:value-type="float">
            <text:p>1790388.60</text:p>
          </table:table-cell>
        </table:table-row>
        <table:table-row table:style-name="ro1">
          <table:table-cell table:style-name="Default" office:value-type="string" calcext:value-type="string">
            <text:p>Pr17</text:p>
          </table:table-cell>
          <table:table-cell office:value-type="float" office:value="295.18" calcext:value-type="float">
            <text:p>295.18</text:p>
          </table:table-cell>
          <table:table-cell office:value-type="float" office:value="727641" calcext:value-type="float">
            <text:p>727641.00</text:p>
          </table:table-cell>
          <table:table-cell office:value-type="float" office:value="85.6" calcext:value-type="float">
            <text:p>85.60</text:p>
          </table:table-cell>
          <table:table-cell office:value-type="float" office:value="2.61682242990654" calcext:value-type="float">
            <text:p>2.62</text:p>
          </table:table-cell>
          <table:table-cell office:value-type="float" office:value="257.154906542056" calcext:value-type="float">
            <text:p>257.15</text:p>
          </table:table-cell>
          <table:table-cell office:value-type="float" office:value="2465.07554712379" calcext:value-type="float">
            <text:p>2465.08</text:p>
          </table:table-cell>
          <table:table-cell/>
          <table:table-cell office:value-type="string" calcext:value-type="string">
            <text:p>Pr17</text:p>
          </table:table-cell>
          <table:table-cell/>
          <table:table-cell office:value-type="string" calcext:value-type="string">
            <text:p>Pr17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67.94" calcext:value-type="float">
            <text:p>67.94</text:p>
          </table:table-cell>
          <table:table-cell office:value-type="float" office:value="317.08" calcext:value-type="float">
            <text:p>317.08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563.72" calcext:value-type="float">
            <text:p>563.72</text:p>
          </table:table-cell>
          <table:table-cell office:value-type="float" office:value="1832467.2" calcext:value-type="float">
            <text:p>1832467.20</text:p>
          </table:table-cell>
        </table:table-row>
        <table:table-row table:style-name="ro1">
          <table:table-cell table:style-name="Default" office:value-type="string" calcext:value-type="string">
            <text:p>Pr18</text:p>
          </table:table-cell>
          <table:table-cell office:value-type="float" office:value="373.98" calcext:value-type="float">
            <text:p>373.98</text:p>
          </table:table-cell>
          <table:table-cell office:value-type="float" office:value="115752.6" calcext:value-type="float">
            <text:p>115752.60</text:p>
          </table:table-cell>
          <table:table-cell office:value-type="float" office:value="99.84" calcext:value-type="float">
            <text:p>99.84</text:p>
          </table:table-cell>
          <table:table-cell office:value-type="float" office:value="0.220352564102564" calcext:value-type="float">
            <text:p>0.22</text:p>
          </table:table-cell>
          <table:table-cell office:value-type="float" office:value="36.4403044871795" calcext:value-type="float">
            <text:p>36.44</text:p>
          </table:table-cell>
          <table:table-cell office:value-type="float" office:value="309.515482111343" calcext:value-type="float">
            <text:p>309.52</text:p>
          </table:table-cell>
          <table:table-cell/>
          <table:table-cell office:value-type="string" calcext:value-type="string">
            <text:p>Pr18</text:p>
          </table:table-cell>
          <table:table-cell/>
          <table:table-cell office:value-type="string" calcext:value-type="string">
            <text:p>Pr18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87.74" calcext:value-type="float">
            <text:p>87.74</text:p>
          </table:table-cell>
          <table:table-cell office:value-type="float" office:value="371.6" calcext:value-type="float">
            <text:p>371.60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99.66" calcext:value-type="float">
            <text:p>99.66</text:p>
          </table:table-cell>
          <table:table-cell office:value-type="float" office:value="4494514.8" calcext:value-type="float">
            <text:p>4494514.80</text:p>
          </table:table-cell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  <table:table-cell table:style-name="Default" table:number-columns-repeated="6"/>
        </table:table-row>
        <table:table-row table:style-name="ro1" table:number-rows-repeated="2">
          <table:table-cell table:style-name="Default" table:number-columns-repeated="7"/>
          <table:table-cell table:number-columns-repeated="4"/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LEMKE</text:p>
          </table:table-cell>
          <table:table-cell table:style-name="ce7" office:value-type="string" calcext:value-type="string" table:number-columns-spanned="4" table:number-rows-spanned="1">
            <text:p>DE</text:p>
          </table:table-cell>
          <table:covered-table-cell table:number-columns-repeated="3" table:style-name="Default"/>
          <table:table-cell table:style-name="Default"/>
          <table:table-cell table:number-columns-repeated="4"/>
          <table:table-cell table:style-name="ce7" office:value-type="string" calcext:value-type="string" table:number-columns-spanned="3" table:number-rows-spanned="1">
            <text:p>DE+LEMKE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DE+DE</text:p>
          </table:table-cell>
          <table:covered-table-cell table:number-columns-repeated="2" table:style-name="Default"/>
        </table:table-row>
        <table:table-row table:style-name="ro1">
          <table:table-cell table:style-name="Default" office:value-type="string" calcext:value-type="string">
            <text:p>Pr.</text:p>
          </table:table-cell>
          <table:table-cell table:style-name="Default" office:value-type="string" calcext:value-type="string">
            <text:p>Operações de Pivoteamento</text:p>
          </table:table-cell>
          <table:table-cell table:style-name="Default" office:value-type="string" calcext:value-type="string">
            <text:p>Soluções</text:p>
          </table:table-cell>
          <table:table-cell table:style-name="Default" office:value-type="string" calcext:value-type="string">
            <text:p>Chamadas DE</text:p>
          </table:table-cell>
          <table:table-cell table:style-name="Default" office:value-type="string" calcext:value-type="string">
            <text:p>Chamadas Falhas (%)</text:p>
          </table:table-cell>
          <table:table-cell office:value-type="string" calcext:value-type="string">
            <text:p>Iterações/Chamada</text:p>
          </table:table-cell>
          <table:table-cell table:style-name="Default" office:value-type="string" calcext:value-type="string">
            <text:p>Soluções/OP Pivo</text:p>
          </table:table-cell>
          <table:table-cell table:number-columns-repeated="3"/>
          <table:table-cell office:value-type="string" calcext:value-type="string">
            <text:p>Pr.</text:p>
          </table:table-cell>
          <table:table-cell table:style-name="Default" office:value-type="string" calcext:value-type="string">
            <text:p>% Acerto</text:p>
          </table:table-cell>
          <table:table-cell table:style-name="Default" office:value-type="string" calcext:value-type="string">
            <text:p>Avaliações UP</text:p>
          </table:table-cell>
          <table:table-cell table:style-name="Default" office:value-type="string" calcext:value-type="string">
            <text:p>Op Pivo</text:p>
          </table:table-cell>
          <table:table-cell table:style-name="Default" office:value-type="string" calcext:value-type="string">
            <text:p>% Acerto</text:p>
          </table:table-cell>
          <table:table-cell table:style-name="Default" office:value-type="string" calcext:value-type="string">
            <text:p>Avaliações UP</text:p>
          </table:table-cell>
          <table:table-cell table:style-name="Default" office:value-type="string" calcext:value-type="string">
            <text:p>Soluções</text:p>
          </table:table-cell>
        </table:table-row>
        <table:table-row table:style-name="ro1">
          <table:table-cell office:value-type="string" calcext:value-type="string">
            <text:p>SMDquad1[10]</text:p>
          </table:table-cell>
          <table:table-cell office:value-type="float" office:value="976.2" calcext:value-type="float">
            <text:p>976.20</text:p>
          </table:table-cell>
          <table:table-cell office:value-type="float" office:value="631330.8" calcext:value-type="float">
            <text:p>631330.80</text:p>
          </table:table-cell>
          <table:table-cell office:value-type="float" office:value="480.16" calcext:value-type="float">
            <text:p>480.16</text:p>
          </table:table-cell>
          <table:table-cell office:value-type="float" office:value="0" calcext:value-type="float">
            <text:p>0.00</text:p>
          </table:table-cell>
          <table:table-cell office:value-type="float" office:value="43.8278073975342" calcext:value-type="float">
            <text:p>43.83</text:p>
          </table:table-cell>
          <table:table-cell office:value-type="float" office:value="646.722802704364" calcext:value-type="float">
            <text:p>646.72</text:p>
          </table:table-cell>
          <table:table-cell/>
          <table:table-cell office:value-type="string" calcext:value-type="string">
            <text:p>SMDquad1 (p=3,q=3,r=2)</text:p>
          </table:table-cell>
          <table:table-cell/>
          <table:table-cell office:value-type="string" calcext:value-type="string">
            <text:p>SMDquad1[10]</text:p>
          </table:table-cell>
          <table:table-cell office:value-type="float" office:value="100" calcext:value-type="float">
            <text:p>100.00</text:p>
          </table:table-cell>
          <table:table-cell office:value-type="float" office:value="487.98" calcext:value-type="float">
            <text:p>487.98</text:p>
          </table:table-cell>
          <table:table-cell office:value-type="float" office:value="1100.4" calcext:value-type="float">
            <text:p>1100.40</text:p>
          </table:table-cell>
          <table:table-cell office:value-type="float" office:value="100" calcext:value-type="float">
            <text:p>100.00</text:p>
          </table:table-cell>
          <table:table-cell office:value-type="float" office:value="478.56" calcext:value-type="float">
            <text:p>478.56</text:p>
          </table:table-cell>
          <table:table-cell office:value-type="float" office:value="1429271.4" calcext:value-type="float">
            <text:p>1429271.40</text:p>
          </table:table-cell>
        </table:table-row>
        <table:table-row table:style-name="ro1">
          <table:table-cell office:value-type="string" calcext:value-type="string">
            <text:p>SMDquad1[20]</text:p>
          </table:table-cell>
          <table:table-cell office:value-type="float" office:value="3922.6" calcext:value-type="float">
            <text:p>3922.60</text:p>
          </table:table-cell>
          <table:table-cell office:value-type="float" office:value="3300225.6" calcext:value-type="float">
            <text:p>3300225.60</text:p>
          </table:table-cell>
          <table:table-cell office:value-type="float" office:value="971.04" calcext:value-type="float">
            <text:p>971.04</text:p>
          </table:table-cell>
          <table:table-cell office:value-type="float" office:value="0" calcext:value-type="float">
            <text:p>0.00</text:p>
          </table:table-cell>
          <table:table-cell office:value-type="float" office:value="113.288350634371" calcext:value-type="float">
            <text:p>113.29</text:p>
          </table:table-cell>
          <table:table-cell office:value-type="float" office:value="841.336256564524" calcext:value-type="float">
            <text:p>841.34</text:p>
          </table:table-cell>
          <table:table-cell/>
          <table:table-cell office:value-type="string" calcext:value-type="string">
            <text:p>SMDquad1 (p=6,q=6,r=4)</text:p>
          </table:table-cell>
          <table:table-cell/>
          <table:table-cell office:value-type="string" calcext:value-type="string">
            <text:p>SMDquad1[20]</text:p>
          </table:table-cell>
          <table:table-cell office:value-type="float" office:value="100" calcext:value-type="float">
            <text:p>100.00</text:p>
          </table:table-cell>
          <table:table-cell office:value-type="float" office:value="951.66" calcext:value-type="float">
            <text:p>951.66</text:p>
          </table:table-cell>
          <table:table-cell office:value-type="float" office:value="4376.32" calcext:value-type="float">
            <text:p>4376.32</text:p>
          </table:table-cell>
          <table:table-cell office:value-type="float" office:value="100" calcext:value-type="float">
            <text:p>100.00</text:p>
          </table:table-cell>
          <table:table-cell office:value-type="float" office:value="945.46" calcext:value-type="float">
            <text:p>945.46</text:p>
          </table:table-cell>
          <table:table-cell office:value-type="float" office:value="6562418.4" calcext:value-type="float">
            <text:p>6562418.40</text:p>
          </table:table-cell>
        </table:table-row>
        <table:table-row table:style-name="ro1">
          <table:table-cell office:value-type="string" calcext:value-type="string">
            <text:p>SMDquad1[30]</text:p>
          </table:table-cell>
          <table:table-cell office:value-type="float" office:value="8631.78" calcext:value-type="float">
            <text:p>8631.78</text:p>
          </table:table-cell>
          <table:table-cell office:value-type="float" office:value="7603849.2" calcext:value-type="float">
            <text:p>7603849.20</text:p>
          </table:table-cell>
          <table:table-cell office:value-type="float" office:value="1426.74" calcext:value-type="float">
            <text:p>1426.74</text:p>
          </table:table-cell>
          <table:table-cell office:value-type="float" office:value="0" calcext:value-type="float">
            <text:p>0.00</text:p>
          </table:table-cell>
          <table:table-cell office:value-type="float" office:value="177.650896449248" calcext:value-type="float">
            <text:p>177.65</text:p>
          </table:table-cell>
          <table:table-cell office:value-type="float" office:value="880.913229947937" calcext:value-type="float">
            <text:p>880.91</text:p>
          </table:table-cell>
          <table:table-cell/>
          <table:table-cell office:value-type="string" calcext:value-type="string">
            <text:p>SMDquad1 (p=9,q=9,r=6)</text:p>
          </table:table-cell>
          <table:table-cell/>
          <table:table-cell office:value-type="string" calcext:value-type="string">
            <text:p>SMDquad1[30]</text:p>
          </table:table-cell>
          <table:table-cell office:value-type="float" office:value="100" calcext:value-type="float">
            <text:p>100.00</text:p>
          </table:table-cell>
          <table:table-cell office:value-type="float" office:value="1413.06" calcext:value-type="float">
            <text:p>1413.06</text:p>
          </table:table-cell>
          <table:table-cell office:value-type="float" office:value="9985.38" calcext:value-type="float">
            <text:p>9985.38</text:p>
          </table:table-cell>
          <table:table-cell office:value-type="float" office:value="100" calcext:value-type="float">
            <text:p>100.00</text:p>
          </table:table-cell>
          <table:table-cell office:value-type="float" office:value="1407.1" calcext:value-type="float">
            <text:p>1407.10</text:p>
          </table:table-cell>
          <table:table-cell office:value-type="float" office:value="15079900.2" calcext:value-type="float">
            <text:p>15079900.20</text:p>
          </table:table-cell>
        </table:table-row>
        <table:table-row table:style-name="ro1">
          <table:table-cell office:value-type="string" calcext:value-type="string">
            <text:p>SMDquad2[10]</text:p>
          </table:table-cell>
          <table:table-cell office:value-type="float" office:value="931.24" calcext:value-type="float">
            <text:p>931.24</text:p>
          </table:table-cell>
          <table:table-cell office:value-type="float" office:value="534151.2" calcext:value-type="float">
            <text:p>534151.20</text:p>
          </table:table-cell>
          <table:table-cell office:value-type="float" office:value="465.64" calcext:value-type="float">
            <text:p>465.64</text:p>
          </table:table-cell>
          <table:table-cell office:value-type="float" office:value="0.00859032729146981" calcext:value-type="float">
            <text:p>0.01</text:p>
          </table:table-cell>
          <table:table-cell office:value-type="float" office:value="38.1517910832403" calcext:value-type="float">
            <text:p>38.15</text:p>
          </table:table-cell>
          <table:table-cell office:value-type="float" office:value="573.591340578154" calcext:value-type="float">
            <text:p>573.59</text:p>
          </table:table-cell>
          <table:table-cell/>
          <table:table-cell office:value-type="string" calcext:value-type="string">
            <text:p>SMDquad2 (p=3,q=3,r=2)</text:p>
          </table:table-cell>
          <table:table-cell/>
          <table:table-cell office:value-type="string" calcext:value-type="string">
            <text:p>SMDquad2[10]</text:p>
          </table:table-cell>
          <table:table-cell office:value-type="float" office:value="100" calcext:value-type="float">
            <text:p>100.00</text:p>
          </table:table-cell>
          <table:table-cell office:value-type="float" office:value="457.6" calcext:value-type="float">
            <text:p>457.60</text:p>
          </table:table-cell>
          <table:table-cell office:value-type="float" office:value="1039.26" calcext:value-type="float">
            <text:p>1039.26</text:p>
          </table:table-cell>
          <table:table-cell office:value-type="float" office:value="100" calcext:value-type="float">
            <text:p>100.00</text:p>
          </table:table-cell>
          <table:table-cell office:value-type="float" office:value="451.52" calcext:value-type="float">
            <text:p>451.52</text:p>
          </table:table-cell>
          <table:table-cell office:value-type="float" office:value="4313430" calcext:value-type="float">
            <text:p>4313430.00</text:p>
          </table:table-cell>
        </table:table-row>
        <table:table-row table:style-name="ro1">
          <table:table-cell office:value-type="string" calcext:value-type="string">
            <text:p>SMDquad2[20]</text:p>
          </table:table-cell>
          <table:table-cell office:value-type="float" office:value="3725.28" calcext:value-type="float">
            <text:p>3725.28</text:p>
          </table:table-cell>
          <table:table-cell office:value-type="float" office:value="2809482" calcext:value-type="float">
            <text:p>2809482.00</text:p>
          </table:table-cell>
          <table:table-cell office:value-type="float" office:value="931.34" calcext:value-type="float">
            <text:p>931.34</text:p>
          </table:table-cell>
          <table:table-cell office:value-type="float" office:value="0.0150321042798548" calcext:value-type="float">
            <text:p>0.02</text:p>
          </table:table-cell>
          <table:table-cell office:value-type="float" office:value="100.402924818004" calcext:value-type="float">
            <text:p>100.40</text:p>
          </table:table-cell>
          <table:table-cell office:value-type="float" office:value="754.166666666667" calcext:value-type="float">
            <text:p>754.17</text:p>
          </table:table-cell>
          <table:table-cell/>
          <table:table-cell office:value-type="string" calcext:value-type="string">
            <text:p>SMDquad2 (p=6,q=6,r=4)</text:p>
          </table:table-cell>
          <table:table-cell/>
          <table:table-cell office:value-type="string" calcext:value-type="string">
            <text:p>SMDquad2[20]</text:p>
          </table:table-cell>
          <table:table-cell office:value-type="float" office:value="100" calcext:value-type="float">
            <text:p>100.00</text:p>
          </table:table-cell>
          <table:table-cell office:value-type="float" office:value="925" calcext:value-type="float">
            <text:p>925.00</text:p>
          </table:table-cell>
          <table:table-cell office:value-type="float" office:value="4324.2" calcext:value-type="float">
            <text:p>4324.20</text:p>
          </table:table-cell>
          <table:table-cell office:value-type="float" office:value="100" calcext:value-type="float">
            <text:p>100.00</text:p>
          </table:table-cell>
          <table:table-cell office:value-type="float" office:value="975.22" calcext:value-type="float">
            <text:p>975.22</text:p>
          </table:table-cell>
          <table:table-cell office:value-type="float" office:value="14076072" calcext:value-type="float">
            <text:p>14076072.00</text:p>
          </table:table-cell>
        </table:table-row>
        <table:table-row table:style-name="ro1">
          <table:table-cell office:value-type="string" calcext:value-type="string">
            <text:p>SMDquad2[30]</text:p>
          </table:table-cell>
          <table:table-cell office:value-type="float" office:value="8434.66" calcext:value-type="float">
            <text:p>8434.66</text:p>
          </table:table-cell>
          <table:table-cell office:value-type="float" office:value="6863165.4" calcext:value-type="float">
            <text:p>6863165.40</text:p>
          </table:table-cell>
          <table:table-cell office:value-type="float" office:value="1405.84" calcext:value-type="float">
            <text:p>1405.84</text:p>
          </table:table-cell>
          <table:table-cell office:value-type="float" office:value="0.00995845899960166" calcext:value-type="float">
            <text:p>0.01</text:p>
          </table:table-cell>
          <table:table-cell office:value-type="float" office:value="162.630199738235" calcext:value-type="float">
            <text:p>162.63</text:p>
          </table:table-cell>
          <table:table-cell office:value-type="float" office:value="813.686076261521" calcext:value-type="float">
            <text:p>813.69</text:p>
          </table:table-cell>
          <table:table-cell/>
          <table:table-cell office:value-type="string" calcext:value-type="string">
            <text:p>SMDquad2 (p=9,q=9,r=6)</text:p>
          </table:table-cell>
          <table:table-cell/>
          <table:table-cell office:value-type="string" calcext:value-type="string">
            <text:p>SMDquad2[30]</text:p>
          </table:table-cell>
          <table:table-cell office:value-type="float" office:value="100" calcext:value-type="float">
            <text:p>100.00</text:p>
          </table:table-cell>
          <table:table-cell office:value-type="float" office:value="1413.5" calcext:value-type="float">
            <text:p>1413.50</text:p>
          </table:table-cell>
          <table:table-cell office:value-type="float" office:value="10138.66" calcext:value-type="float">
            <text:p>10138.66</text:p>
          </table:table-cell>
          <table:table-cell office:value-type="float" office:value="100" calcext:value-type="float">
            <text:p>100.00</text:p>
          </table:table-cell>
          <table:table-cell office:value-type="float" office:value="1348.1" calcext:value-type="float">
            <text:p>1348.10</text:p>
          </table:table-cell>
          <table:table-cell office:value-type="float" office:value="32126310" calcext:value-type="float">
            <text:p>32126310.00</text:p>
          </table:table-cell>
        </table:table-row>
        <table:table-row table:style-name="ro1">
          <table:table-cell office:value-type="string" calcext:value-type="string">
            <text:p>SMDquad3[10]</text:p>
          </table:table-cell>
          <table:table-cell office:value-type="float" office:value="946.94" calcext:value-type="float">
            <text:p>946.94</text:p>
          </table:table-cell>
          <table:table-cell office:value-type="float" office:value="631064.4" calcext:value-type="float">
            <text:p>631064.40</text:p>
          </table:table-cell>
          <table:table-cell office:value-type="float" office:value="473.52" calcext:value-type="float">
            <text:p>473.52</text:p>
          </table:table-cell>
          <table:table-cell office:value-type="float" office:value="0" calcext:value-type="float">
            <text:p>0.00</text:p>
          </table:table-cell>
          <table:table-cell office:value-type="float" office:value="44.423635749282" calcext:value-type="float">
            <text:p>44.42</text:p>
          </table:table-cell>
          <table:table-cell office:value-type="float" office:value="666.424905485036" calcext:value-type="float">
            <text:p>666.42</text:p>
          </table:table-cell>
          <table:table-cell/>
          <table:table-cell office:value-type="string" calcext:value-type="string">
            <text:p>SMDquad3 (p=3,q=3,r=2)</text:p>
          </table:table-cell>
          <table:table-cell/>
          <table:table-cell office:value-type="string" calcext:value-type="string">
            <text:p>SMDquad3[10]</text:p>
          </table:table-cell>
          <table:table-cell office:value-type="float" office:value="100" calcext:value-type="float">
            <text:p>100.00</text:p>
          </table:table-cell>
          <table:table-cell office:value-type="float" office:value="468.66" calcext:value-type="float">
            <text:p>468.66</text:p>
          </table:table-cell>
          <table:table-cell office:value-type="float" office:value="1085.4" calcext:value-type="float">
            <text:p>1085.40</text:p>
          </table:table-cell>
          <table:table-cell office:value-type="float" office:value="100" calcext:value-type="float">
            <text:p>100.00</text:p>
          </table:table-cell>
          <table:table-cell office:value-type="float" office:value="474.52" calcext:value-type="float">
            <text:p>474.52</text:p>
          </table:table-cell>
          <table:table-cell office:value-type="float" office:value="27306117" calcext:value-type="float">
            <text:p>27306117.00</text:p>
          </table:table-cell>
        </table:table-row>
        <table:table-row table:style-name="ro1">
          <table:table-cell office:value-type="string" calcext:value-type="string">
            <text:p>SMDquad3[20]</text:p>
          </table:table-cell>
          <table:table-cell office:value-type="float" office:value="3949.12" calcext:value-type="float">
            <text:p>3949.12</text:p>
          </table:table-cell>
          <table:table-cell office:value-type="float" office:value="3424122" calcext:value-type="float">
            <text:p>3424122.00</text:p>
          </table:table-cell>
          <table:table-cell office:value-type="float" office:value="987.48" calcext:value-type="float">
            <text:p>987.48</text:p>
          </table:table-cell>
          <table:table-cell office:value-type="float" office:value="0" calcext:value-type="float">
            <text:p>0.00</text:p>
          </table:table-cell>
          <table:table-cell office:value-type="float" office:value="115.584518167457" calcext:value-type="float">
            <text:p>115.58</text:p>
          </table:table-cell>
          <table:table-cell office:value-type="float" office:value="867.059496799287" calcext:value-type="float">
            <text:p>867.06</text:p>
          </table:table-cell>
          <table:table-cell/>
          <table:table-cell office:value-type="string" calcext:value-type="string">
            <text:p>SMDquad3 (p=6,q=6,r=4)</text:p>
          </table:table-cell>
          <table:table-cell/>
          <table:table-cell office:value-type="string" calcext:value-type="string">
            <text:p>SMDquad3[20]</text:p>
          </table:table-cell>
          <table:table-cell office:value-type="float" office:value="100" calcext:value-type="float">
            <text:p>100.00</text:p>
          </table:table-cell>
          <table:table-cell office:value-type="float" office:value="976.32" calcext:value-type="float">
            <text:p>976.32</text:p>
          </table:table-cell>
          <table:table-cell office:value-type="float" office:value="4898.64" calcext:value-type="float">
            <text:p>4898.64</text:p>
          </table:table-cell>
          <table:table-cell office:value-type="float" office:value="100" calcext:value-type="float">
            <text:p>100.00</text:p>
          </table:table-cell>
          <table:table-cell office:value-type="float" office:value="979.64" calcext:value-type="float">
            <text:p>979.64</text:p>
          </table:table-cell>
          <table:table-cell office:value-type="float" office:value="80302458.6" calcext:value-type="float">
            <text:p>80302458.60</text:p>
          </table:table-cell>
        </table:table-row>
        <table:table-row table:style-name="ro1">
          <table:table-cell office:value-type="string" calcext:value-type="string">
            <text:p>SMDquad3[30]</text:p>
          </table:table-cell>
          <table:table-cell office:value-type="float" office:value="8744.62" calcext:value-type="float">
            <text:p>8744.62</text:p>
          </table:table-cell>
          <table:table-cell office:value-type="float" office:value="7891345.8" calcext:value-type="float">
            <text:p>7891345.80</text:p>
          </table:table-cell>
          <table:table-cell office:value-type="float" office:value="1457.76" calcext:value-type="float">
            <text:p>1457.76</text:p>
          </table:table-cell>
          <table:table-cell office:value-type="float" office:value="0" calcext:value-type="float">
            <text:p>0.00</text:p>
          </table:table-cell>
          <table:table-cell office:value-type="float" office:value="180.444558775107" calcext:value-type="float">
            <text:p>180.44</text:p>
          </table:table-cell>
          <table:table-cell office:value-type="float" office:value="902.422952626872" calcext:value-type="float">
            <text:p>902.42</text:p>
          </table:table-cell>
          <table:table-cell/>
          <table:table-cell office:value-type="string" calcext:value-type="string">
            <text:p>SMDquad3 (p=9,q=9,r=6)</text:p>
          </table:table-cell>
          <table:table-cell/>
          <table:table-cell office:value-type="string" calcext:value-type="string">
            <text:p>SMDquad3[30]</text:p>
          </table:table-cell>
          <table:table-cell office:value-type="float" office:value="100" calcext:value-type="float">
            <text:p>100.00</text:p>
          </table:table-cell>
          <table:table-cell office:value-type="float" office:value="1464.14" calcext:value-type="float">
            <text:p>1464.14</text:p>
          </table:table-cell>
          <table:table-cell office:value-type="float" office:value="11768.54" calcext:value-type="float">
            <text:p>11768.54</text:p>
          </table:table-cell>
          <table:table-cell office:value-type="float" office:value="100" calcext:value-type="float">
            <text:p>100.00</text:p>
          </table:table-cell>
          <table:table-cell office:value-type="float" office:value="1501.48" calcext:value-type="float">
            <text:p>1501.48</text:p>
          </table:table-cell>
          <table:table-cell office:value-type="float" office:value="149610004.2" calcext:value-type="float">
            <text:p>149610004.20</text:p>
          </table:table-cell>
        </table:table-row>
        <table:table-row table:style-name="ro1">
          <table:table-cell office:value-type="string" calcext:value-type="string">
            <text:p>SMDquad4[10]</text:p>
          </table:table-cell>
          <table:table-cell office:value-type="float" office:value="1061.88" calcext:value-type="float">
            <text:p>1061.88</text:p>
          </table:table-cell>
          <table:table-cell office:value-type="float" office:value="491149.2" calcext:value-type="float">
            <text:p>491149.20</text:p>
          </table:table-cell>
          <table:table-cell office:value-type="float" office:value="496.24" calcext:value-type="float">
            <text:p>496.24</text:p>
          </table:table-cell>
          <table:table-cell office:value-type="float" office:value="0" calcext:value-type="float">
            <text:p>0.00</text:p>
          </table:table-cell>
          <table:table-cell office:value-type="float" office:value="32.9913751410608" calcext:value-type="float">
            <text:p>32.99</text:p>
          </table:table-cell>
          <table:table-cell office:value-type="float" office:value="462.527969262063" calcext:value-type="float">
            <text:p>462.53</text:p>
          </table:table-cell>
          <table:table-cell/>
          <table:table-cell office:value-type="string" calcext:value-type="string">
            <text:p>SMDquad4 (p=3,q=3,r=2)</text:p>
          </table:table-cell>
          <table:table-cell/>
          <table:table-cell office:value-type="string" calcext:value-type="string">
            <text:p>SMDquad4[10]</text:p>
          </table:table-cell>
          <table:table-cell office:value-type="float" office:value="100" calcext:value-type="float">
            <text:p>100.00</text:p>
          </table:table-cell>
          <table:table-cell office:value-type="float" office:value="494.74" calcext:value-type="float">
            <text:p>494.74</text:p>
          </table:table-cell>
          <table:table-cell office:value-type="float" office:value="1347.86" calcext:value-type="float">
            <text:p>1347.86</text:p>
          </table:table-cell>
          <table:table-cell office:value-type="float" office:value="100" calcext:value-type="float">
            <text:p>100.00</text:p>
          </table:table-cell>
          <table:table-cell office:value-type="float" office:value="492.64" calcext:value-type="float">
            <text:p>492.64</text:p>
          </table:table-cell>
          <table:table-cell office:value-type="float" office:value="2480647.2" calcext:value-type="float">
            <text:p>2480647.20</text:p>
          </table:table-cell>
        </table:table-row>
        <table:table-row table:style-name="ro1">
          <table:table-cell office:value-type="string" calcext:value-type="string">
            <text:p>SMDquad4[20]</text:p>
          </table:table-cell>
          <table:table-cell office:value-type="float" office:value="4349.9" calcext:value-type="float">
            <text:p>4349.90</text:p>
          </table:table-cell>
          <table:table-cell office:value-type="float" office:value="2752198.2" calcext:value-type="float">
            <text:p>2752198.20</text:p>
          </table:table-cell>
          <table:table-cell office:value-type="float" office:value="1020.88" calcext:value-type="float">
            <text:p>1020.88</text:p>
          </table:table-cell>
          <table:table-cell office:value-type="float" office:value="0.00195909411488128" calcext:value-type="float">
            <text:p>0.00</text:p>
          </table:table-cell>
          <table:table-cell office:value-type="float" office:value="89.8439777446909" calcext:value-type="float">
            <text:p>89.84</text:p>
          </table:table-cell>
          <table:table-cell office:value-type="float" office:value="632.703786293938" calcext:value-type="float">
            <text:p>632.70</text:p>
          </table:table-cell>
          <table:table-cell/>
          <table:table-cell office:value-type="string" calcext:value-type="string">
            <text:p>SMDquad4 (p=6,q=6,r=4)</text:p>
          </table:table-cell>
          <table:table-cell/>
          <table:table-cell office:value-type="string" calcext:value-type="string">
            <text:p>SMDquad4[20]</text:p>
          </table:table-cell>
          <table:table-cell office:value-type="float" office:value="100" calcext:value-type="float">
            <text:p>100.00</text:p>
          </table:table-cell>
          <table:table-cell office:value-type="float" office:value="986.42" calcext:value-type="float">
            <text:p>986.42</text:p>
          </table:table-cell>
          <table:table-cell office:value-type="float" office:value="5728.22" calcext:value-type="float">
            <text:p>5728.22</text:p>
          </table:table-cell>
          <table:table-cell office:value-type="float" office:value="100" calcext:value-type="float">
            <text:p>100.00</text:p>
          </table:table-cell>
          <table:table-cell office:value-type="float" office:value="1004.18" calcext:value-type="float">
            <text:p>1004.18</text:p>
          </table:table-cell>
          <table:table-cell office:value-type="float" office:value="9893071.8" calcext:value-type="float">
            <text:p>9893071.80</text:p>
          </table:table-cell>
        </table:table-row>
        <table:table-row table:style-name="ro1">
          <table:table-cell office:value-type="string" calcext:value-type="string">
            <text:p>SMDquad4[30]</text:p>
          </table:table-cell>
          <table:table-cell office:value-type="float" office:value="9613.4" calcext:value-type="float">
            <text:p>9613.40</text:p>
          </table:table-cell>
          <table:table-cell office:value-type="float" office:value="6715757.4" calcext:value-type="float">
            <text:p>6715757.40</text:p>
          </table:table-cell>
          <table:table-cell office:value-type="float" office:value="1513.7" calcext:value-type="float">
            <text:p>1513.70</text:p>
          </table:table-cell>
          <table:table-cell office:value-type="float" office:value="0.00132126577261016" calcext:value-type="float">
            <text:p>0.00</text:p>
          </table:table-cell>
          <table:table-cell office:value-type="float" office:value="147.875113959173" calcext:value-type="float">
            <text:p>147.88</text:p>
          </table:table-cell>
          <table:table-cell office:value-type="float" office:value="698.58295712235" calcext:value-type="float">
            <text:p>698.58</text:p>
          </table:table-cell>
          <table:table-cell/>
          <table:table-cell office:value-type="string" calcext:value-type="string">
            <text:p>SMDquad4 (p=9,q=9,r=6)</text:p>
          </table:table-cell>
          <table:table-cell/>
          <table:table-cell office:value-type="string" calcext:value-type="string">
            <text:p>SMDquad4[30]</text:p>
          </table:table-cell>
          <table:table-cell office:value-type="float" office:value="100" calcext:value-type="float">
            <text:p>100.00</text:p>
          </table:table-cell>
          <table:table-cell office:value-type="float" office:value="1507.78" calcext:value-type="float">
            <text:p>1507.78</text:p>
          </table:table-cell>
          <table:table-cell office:value-type="float" office:value="13785.14" calcext:value-type="float">
            <text:p>13785.14</text:p>
          </table:table-cell>
          <table:table-cell office:value-type="float" office:value="100" calcext:value-type="float">
            <text:p>100.00</text:p>
          </table:table-cell>
          <table:table-cell office:value-type="float" office:value="1508.82" calcext:value-type="float">
            <text:p>1508.82</text:p>
          </table:table-cell>
          <table:table-cell office:value-type="float" office:value="23378061.6" calcext:value-type="float">
            <text:p>23378061.60</text:p>
          </table:table-cell>
        </table:table-row>
        <table:table-row table:style-name="ro1">
          <table:table-cell office:value-type="string" calcext:value-type="string">
            <text:p>SMDquad5[10]</text:p>
          </table:table-cell>
          <table:table-cell office:value-type="float" office:value="2808.8" calcext:value-type="float">
            <text:p>2808.80</text:p>
          </table:table-cell>
          <table:table-cell office:value-type="float" office:value="797535.6" calcext:value-type="float">
            <text:p>797535.60</text:p>
          </table:table-cell>
          <table:table-cell office:value-type="float" office:value="561.78" calcext:value-type="float">
            <text:p>561.78</text:p>
          </table:table-cell>
          <table:table-cell office:value-type="float" office:value="0" calcext:value-type="float">
            <text:p>0.00</text:p>
          </table:table-cell>
          <table:table-cell office:value-type="float" office:value="47.3219409733348" calcext:value-type="float">
            <text:p>47.32</text:p>
          </table:table-cell>
          <table:table-cell office:value-type="float" office:value="283.941754485901" calcext:value-type="float">
            <text:p>283.94</text:p>
          </table:table-cell>
          <table:table-cell/>
          <table:table-cell office:value-type="string" calcext:value-type="string">
            <text:p>SMDquad5 (p=3,q=3,r=2)</text:p>
          </table:table-cell>
          <table:table-cell/>
          <table:table-cell office:value-type="string" calcext:value-type="string">
            <text:p>SMDquad5[10]</text:p>
          </table:table-cell>
          <table:table-cell office:value-type="float" office:value="100" calcext:value-type="float">
            <text:p>100.00</text:p>
          </table:table-cell>
          <table:table-cell office:value-type="float" office:value="550.5" calcext:value-type="float">
            <text:p>550.50</text:p>
          </table:table-cell>
          <table:table-cell office:value-type="float" office:value="3504.08" calcext:value-type="float">
            <text:p>3504.08</text:p>
          </table:table-cell>
          <table:table-cell office:value-type="float" office:value="100" calcext:value-type="float">
            <text:p>100.00</text:p>
          </table:table-cell>
          <table:table-cell office:value-type="float" office:value="538.94" calcext:value-type="float">
            <text:p>538.94</text:p>
          </table:table-cell>
          <table:table-cell office:value-type="float" office:value="44378205.6" calcext:value-type="float">
            <text:p>44378205.60</text:p>
          </table:table-cell>
        </table:table-row>
        <table:table-row table:style-name="ro1">
          <table:table-cell office:value-type="string" calcext:value-type="string">
            <text:p>SMDquad5[20]</text:p>
          </table:table-cell>
          <table:table-cell office:value-type="float" office:value="10926.66" calcext:value-type="float">
            <text:p>10926.66</text:p>
          </table:table-cell>
          <table:table-cell office:value-type="float" office:value="4083045.6" calcext:value-type="float">
            <text:p>4083045.60</text:p>
          </table:table-cell>
          <table:table-cell office:value-type="float" office:value="1092.72" calcext:value-type="float">
            <text:p>1092.72</text:p>
          </table:table-cell>
          <table:table-cell office:value-type="float" office:value="0" calcext:value-type="float">
            <text:p>0.00</text:p>
          </table:table-cell>
          <table:table-cell office:value-type="float" office:value="124.552968738561" calcext:value-type="float">
            <text:p>124.55</text:p>
          </table:table-cell>
          <table:table-cell office:value-type="float" office:value="373.677372591442" calcext:value-type="float">
            <text:p>373.68</text:p>
          </table:table-cell>
          <table:table-cell/>
          <table:table-cell office:value-type="string" calcext:value-type="string">
            <text:p>SMDquad5 (p=6,q=6,r=4)</text:p>
          </table:table-cell>
          <table:table-cell/>
          <table:table-cell office:value-type="string" calcext:value-type="string">
            <text:p>SMDquad5[20]</text:p>
          </table:table-cell>
          <table:table-cell office:value-type="float" office:value="100" calcext:value-type="float">
            <text:p>100.00</text:p>
          </table:table-cell>
          <table:table-cell office:value-type="float" office:value="1080.84" calcext:value-type="float">
            <text:p>1080.84</text:p>
          </table:table-cell>
          <table:table-cell office:value-type="float" office:value="15005.84" calcext:value-type="float">
            <text:p>15005.84</text:p>
          </table:table-cell>
          <table:table-cell office:value-type="float" office:value="100" calcext:value-type="float">
            <text:p>100.00</text:p>
          </table:table-cell>
          <table:table-cell office:value-type="float" office:value="1091.88" calcext:value-type="float">
            <text:p>1091.88</text:p>
          </table:table-cell>
          <table:table-cell office:value-type="float" office:value="122006846.4" calcext:value-type="float">
            <text:p>122006846.40</text:p>
          </table:table-cell>
        </table:table-row>
        <table:table-row table:style-name="ro1">
          <table:table-cell office:value-type="string" calcext:value-type="string">
            <text:p>SMDquad5[30]</text:p>
          </table:table-cell>
          <table:table-cell office:value-type="float" office:value="24035.84" calcext:value-type="float">
            <text:p>24035.84</text:p>
          </table:table-cell>
          <table:table-cell office:value-type="float" office:value="9523863.6" calcext:value-type="float">
            <text:p>9523863.60</text:p>
          </table:table-cell>
          <table:table-cell office:value-type="float" office:value="1602.48" calcext:value-type="float">
            <text:p>1602.48</text:p>
          </table:table-cell>
          <table:table-cell office:value-type="float" office:value="0" calcext:value-type="float">
            <text:p>0.00</text:p>
          </table:table-cell>
          <table:table-cell office:value-type="float" office:value="198.10675952274" calcext:value-type="float">
            <text:p>198.11</text:p>
          </table:table-cell>
          <table:table-cell office:value-type="float" office:value="396.235937666418" calcext:value-type="float">
            <text:p>396.24</text:p>
          </table:table-cell>
          <table:table-cell/>
          <table:table-cell office:value-type="string" calcext:value-type="string">
            <text:p>SMDquad5 (p=9,q=9,r=6)</text:p>
          </table:table-cell>
          <table:table-cell/>
          <table:table-cell office:value-type="string" calcext:value-type="string">
            <text:p>SMDquad5[30]</text:p>
          </table:table-cell>
          <table:table-cell office:value-type="float" office:value="100" calcext:value-type="float">
            <text:p>100.00</text:p>
          </table:table-cell>
          <table:table-cell office:value-type="float" office:value="1638.28" calcext:value-type="float">
            <text:p>1638.28</text:p>
          </table:table-cell>
          <table:table-cell office:value-type="float" office:value="35775.84" calcext:value-type="float">
            <text:p>35775.84</text:p>
          </table:table-cell>
          <table:table-cell office:value-type="float" office:value="100" calcext:value-type="float">
            <text:p>100.00</text:p>
          </table:table-cell>
          <table:table-cell office:value-type="float" office:value="1581.88" calcext:value-type="float">
            <text:p>1581.88</text:p>
          </table:table-cell>
          <table:table-cell office:value-type="float" office:value="220133151" calcext:value-type="float">
            <text:p>220133151.00</text:p>
          </table:table-cell>
        </table:table-row>
        <table:table-row table:style-name="ro1">
          <table:table-cell office:value-type="string" calcext:value-type="string">
            <text:p>SMD6[10]</text:p>
          </table:table-cell>
          <table:table-cell office:value-type="float" office:value="1150.32" calcext:value-type="float">
            <text:p>1150.32</text:p>
          </table:table-cell>
          <table:table-cell office:value-type="float" office:value="464278.2" calcext:value-type="float">
            <text:p>464278.20</text:p>
          </table:table-cell>
          <table:table-cell office:value-type="float" office:value="575.16" calcext:value-type="float">
            <text:p>575.16</text:p>
          </table:table-cell>
          <table:table-cell office:value-type="float" office:value="0" calcext:value-type="float">
            <text:p>0.00</text:p>
          </table:table-cell>
          <table:table-cell office:value-type="float" office:value="26.9071910424925" calcext:value-type="float">
            <text:p>26.91</text:p>
          </table:table-cell>
          <table:table-cell office:value-type="float" office:value="403.607865637388" calcext:value-type="float">
            <text:p>403.61</text:p>
          </table:table-cell>
          <table:table-cell/>
          <table:table-cell office:value-type="string" calcext:value-type="string">
            <text:p>SMD6 (p=3,q=1,r=2,s=2)</text:p>
          </table:table-cell>
          <table:table-cell/>
          <table:table-cell office:value-type="string" calcext:value-type="string">
            <text:p>SMD6[10]</text:p>
          </table:table-cell>
          <table:table-cell office:value-type="float" office:value="100" calcext:value-type="float">
            <text:p>100.00</text:p>
          </table:table-cell>
          <table:table-cell office:value-type="float" office:value="553.76" calcext:value-type="float">
            <text:p>553.76</text:p>
          </table:table-cell>
          <table:table-cell office:value-type="float" office:value="1207.04" calcext:value-type="float">
            <text:p>1207.04</text:p>
          </table:table-cell>
          <table:table-cell office:value-type="float" office:value="0" calcext:value-type="float">
            <text:p>0.00</text:p>
          </table:table-cell>
          <table:table-cell office:value-type="float" office:value="8061.38" calcext:value-type="float">
            <text:p>8061.38</text:p>
          </table:table-cell>
          <table:table-cell office:value-type="float" office:value="2142541885.2" calcext:value-type="float">
            <text:p>2142541885.20</text:p>
          </table:table-cell>
        </table:table-row>
        <table:table-row table:style-name="ro1">
          <table:table-cell office:value-type="string" calcext:value-type="string">
            <text:p>SMD6[20]</text:p>
          </table:table-cell>
          <table:table-cell office:value-type="float" office:value="4391.5" calcext:value-type="float">
            <text:p>4391.50</text:p>
          </table:table-cell>
          <table:table-cell office:value-type="float" office:value="2843790" calcext:value-type="float">
            <text:p>2843790.00</text:p>
          </table:table-cell>
          <table:table-cell office:value-type="float" office:value="1097.9" calcext:value-type="float">
            <text:p>1097.90</text:p>
          </table:table-cell>
          <table:table-cell office:value-type="float" office:value="0" calcext:value-type="float">
            <text:p>0.00</text:p>
          </table:table-cell>
          <table:table-cell office:value-type="float" office:value="86.3402860005465" calcext:value-type="float">
            <text:p>86.34</text:p>
          </table:table-cell>
          <table:table-cell office:value-type="float" office:value="647.566890584083" calcext:value-type="float">
            <text:p>647.57</text:p>
          </table:table-cell>
          <table:table-cell/>
          <table:table-cell office:value-type="string" calcext:value-type="string">
            <text:p>SMD6 (p=6,q=2,r=4,s=4)</text:p>
          </table:table-cell>
          <table:table-cell/>
          <table:table-cell office:value-type="string" calcext:value-type="string">
            <text:p>SMD6[20]</text:p>
          </table:table-cell>
          <table:table-cell office:value-type="float" office:value="100" calcext:value-type="float">
            <text:p>100.00</text:p>
          </table:table-cell>
          <table:table-cell office:value-type="float" office:value="1082.92" calcext:value-type="float">
            <text:p>1082.92</text:p>
          </table:table-cell>
          <table:table-cell office:value-type="float" office:value="4805.24" calcext:value-type="float">
            <text:p>4805.24</text:p>
          </table:table-cell>
          <table:table-cell office:value-type="float" office:value="0" calcext:value-type="float">
            <text:p>0.00</text:p>
          </table:table-cell>
          <table:table-cell office:value-type="float" office:value="5962.06" calcext:value-type="float">
            <text:p>5962.06</text:p>
          </table:table-cell>
          <table:table-cell office:value-type="float" office:value="284434494" calcext:value-type="float">
            <text:p>284434494.00</text:p>
          </table:table-cell>
        </table:table-row>
        <table:table-row table:style-name="ro1">
          <table:table-cell office:value-type="string" calcext:value-type="string">
            <text:p>SMD6[30]</text:p>
          </table:table-cell>
          <table:table-cell office:value-type="float" office:value="9596.8" calcext:value-type="float">
            <text:p>9596.80</text:p>
          </table:table-cell>
          <table:table-cell office:value-type="float" office:value="8122530.6" calcext:value-type="float">
            <text:p>8122530.60</text:p>
          </table:table-cell>
          <table:table-cell office:value-type="float" office:value="1599.52" calcext:value-type="float">
            <text:p>1599.52</text:p>
          </table:table-cell>
          <table:table-cell office:value-type="float" office:value="0" calcext:value-type="float">
            <text:p>0.00</text:p>
          </table:table-cell>
          <table:table-cell office:value-type="float" office:value="169.270168550565" calcext:value-type="float">
            <text:p>169.27</text:p>
          </table:table-cell>
          <table:table-cell office:value-type="float" office:value="846.379063854618" calcext:value-type="float">
            <text:p>846.38</text:p>
          </table:table-cell>
          <table:table-cell/>
          <table:table-cell office:value-type="string" calcext:value-type="string">
            <text:p>SMD6 (p=9,q=3,r=6,s=6)</text:p>
          </table:table-cell>
          <table:table-cell/>
          <table:table-cell office:value-type="string" calcext:value-type="string">
            <text:p>SMD6[30]</text:p>
          </table:table-cell>
          <table:table-cell office:value-type="float" office:value="100" calcext:value-type="float">
            <text:p>100.00</text:p>
          </table:table-cell>
          <table:table-cell office:value-type="float" office:value="1564.38" calcext:value-type="float">
            <text:p>1564.38</text:p>
          </table:table-cell>
          <table:table-cell office:value-type="float" office:value="10673.1" calcext:value-type="float">
            <text:p>10673.10</text:p>
          </table:table-cell>
          <table:table-cell office:value-type="float" office:value="0" calcext:value-type="float">
            <text:p>0.00</text:p>
          </table:table-cell>
          <table:table-cell office:value-type="float" office:value="8654.14" calcext:value-type="float">
            <text:p>8654.14</text:p>
          </table:table-cell>
          <table:table-cell office:value-type="float" office:value="139361669.4" calcext:value-type="float">
            <text:p>139361669.40</text:p>
          </table:table-cell>
        </table:table-row>
        <table:table-row table:style-name="ro1">
          <table:table-cell office:value-type="string" calcext:value-type="string">
            <text:p>RESTRquad1[10]</text:p>
          </table:table-cell>
          <table:table-cell office:value-type="float" office:value="60065.56" calcext:value-type="float">
            <text:p>60065.56</text:p>
          </table:table-cell>
          <table:table-cell office:value-type="float" office:value="5455404.6" calcext:value-type="float">
            <text:p>5455404.60</text:p>
          </table:table-cell>
          <table:table-cell office:value-type="float" office:value="9435.9" calcext:value-type="float">
            <text:p>9435.90</text:p>
          </table:table-cell>
          <table:table-cell office:value-type="float" office:value="0" calcext:value-type="float">
            <text:p>0.00</text:p>
          </table:table-cell>
          <table:table-cell office:value-type="float" office:value="19.2718044913575" calcext:value-type="float">
            <text:p>19.27</text:p>
          </table:table-cell>
          <table:table-cell office:value-type="float" office:value="90.8241694575061" calcext:value-type="float">
            <text:p>90.82</text:p>
          </table:table-cell>
          <table:table-cell/>
          <table:table-cell office:value-type="string" calcext:value-type="string">
            <text:p>RESTRquad1 (r=5)</text:p>
          </table:table-cell>
          <table:table-cell/>
          <table:table-cell office:value-type="string" calcext:value-type="string">
            <text:p>RESTRquad1[10]</text:p>
          </table:table-cell>
          <table:table-cell office:value-type="float" office:value="8" calcext:value-type="float">
            <text:p>8.00</text:p>
          </table:table-cell>
          <table:table-cell office:value-type="float" office:value="3160.96" calcext:value-type="float">
            <text:p>3160.96</text:p>
          </table:table-cell>
          <table:table-cell office:value-type="float" office:value="81002.7" calcext:value-type="float">
            <text:p>81002.70</text:p>
          </table:table-cell>
          <table:table-cell office:value-type="float" office:value="4" calcext:value-type="float">
            <text:p>4.00</text:p>
          </table:table-cell>
          <table:table-cell office:value-type="float" office:value="5577.46" calcext:value-type="float">
            <text:p>5577.46</text:p>
          </table:table-cell>
          <table:table-cell office:value-type="float" office:value="23925246" calcext:value-type="float">
            <text:p>23925246.00</text:p>
          </table:table-cell>
        </table:table-row>
        <table:table-row table:style-name="ro1">
          <table:table-cell office:value-type="string" calcext:value-type="string">
            <text:p>RESTRquad1[20]</text:p>
          </table:table-cell>
          <table:table-cell office:value-type="float" office:value="93859.3" calcext:value-type="float">
            <text:p>93859.30</text:p>
          </table:table-cell>
          <table:table-cell office:value-type="float" office:value="19960973.4" calcext:value-type="float">
            <text:p>19960973.40</text:p>
          </table:table-cell>
          <table:table-cell office:value-type="float" office:value="10008.14" calcext:value-type="float">
            <text:p>10008.14</text:p>
          </table:table-cell>
          <table:table-cell office:value-type="float" office:value="0.000999186662057086" calcext:value-type="float">
            <text:p>0.00</text:p>
          </table:table-cell>
          <table:table-cell office:value-type="float" office:value="66.4724594180337" calcext:value-type="float">
            <text:p>66.47</text:p>
          </table:table-cell>
          <table:table-cell office:value-type="float" office:value="212.669105778543" calcext:value-type="float">
            <text:p>212.67</text:p>
          </table:table-cell>
          <table:table-cell/>
          <table:table-cell office:value-type="string" calcext:value-type="string">
            <text:p>RESTRquad1 (r=10)</text:p>
          </table:table-cell>
          <table:table-cell/>
          <table:table-cell office:value-type="string" calcext:value-type="string">
            <text:p>RESTRquad1[20]</text:p>
          </table:table-cell>
          <table:table-cell office:value-type="float" office:value="0" calcext:value-type="float">
            <text:p>0.00</text:p>
          </table:table-cell>
          <table:table-cell office:value-type="float" office:value="5474.88" calcext:value-type="float">
            <text:p>5474.88</text:p>
          </table:table-cell>
          <table:table-cell office:value-type="float" office:value="165553.82" calcext:value-type="float">
            <text:p>165553.82</text:p>
          </table:table-cell>
          <table:table-cell office:value-type="float" office:value="0" calcext:value-type="float">
            <text:p>0.00</text:p>
          </table:table-cell>
          <table:table-cell office:value-type="float" office:value="6485.76" calcext:value-type="float">
            <text:p>6485.76</text:p>
          </table:table-cell>
          <table:table-cell office:value-type="float" office:value="334311813.6" calcext:value-type="float">
            <text:p>334311813.60</text:p>
          </table:table-cell>
        </table:table-row>
        <table:table-row table:style-name="ro1">
          <table:table-cell office:value-type="string" calcext:value-type="string">
            <text:p>RESTRquad1[30]</text:p>
          </table:table-cell>
          <table:table-cell office:value-type="float" office:value="122243.14" calcext:value-type="float">
            <text:p>122243.14</text:p>
          </table:table-cell>
          <table:table-cell office:value-type="float" office:value="36552048.6" calcext:value-type="float">
            <text:p>36552048.60</text:p>
          </table:table-cell>
          <table:table-cell office:value-type="float" office:value="10008.88" calcext:value-type="float">
            <text:p>10008.88</text:p>
          </table:table-cell>
          <table:table-cell office:value-type="float" office:value="0.00119893534541327" calcext:value-type="float">
            <text:p>0.00</text:p>
          </table:table-cell>
          <table:table-cell office:value-type="float" office:value="121.720062584425" calcext:value-type="float">
            <text:p>121.72</text:p>
          </table:table-cell>
          <table:table-cell office:value-type="float" office:value="299.011041437581" calcext:value-type="float">
            <text:p>299.01</text:p>
          </table:table-cell>
          <table:table-cell/>
          <table:table-cell office:value-type="string" calcext:value-type="string">
            <text:p>RESTRquad1 (r=15)</text:p>
          </table:table-cell>
          <table:table-cell/>
          <table:table-cell office:value-type="string" calcext:value-type="string">
            <text:p>RESTRquad1[30]</text:p>
          </table:table-cell>
          <table:table-cell office:value-type="float" office:value="0" calcext:value-type="float">
            <text:p>0.00</text:p>
          </table:table-cell>
          <table:table-cell office:value-type="float" office:value="7896.48" calcext:value-type="float">
            <text:p>7896.48</text:p>
          </table:table-cell>
          <table:table-cell office:value-type="float" office:value="258957.12" calcext:value-type="float">
            <text:p>258957.12</text:p>
          </table:table-cell>
          <table:table-cell office:value-type="float" office:value="0" calcext:value-type="float">
            <text:p>0.00</text:p>
          </table:table-cell>
          <table:table-cell office:value-type="float" office:value="6022.94" calcext:value-type="float">
            <text:p>6022.94</text:p>
          </table:table-cell>
          <table:table-cell office:value-type="float" office:value="195764561.4" calcext:value-type="float">
            <text:p>195764561.40</text:p>
          </table:table-cell>
        </table:table-row>
        <table:table-row table:style-name="ro1">
          <table:table-cell office:value-type="string" calcext:value-type="string">
            <text:p>RESTRquad2[10]</text:p>
          </table:table-cell>
          <table:table-cell office:value-type="float" office:value="5324.88" calcext:value-type="float">
            <text:p>5324.88</text:p>
          </table:table-cell>
          <table:table-cell office:value-type="float" office:value="1134713.4" calcext:value-type="float">
            <text:p>1134713.40</text:p>
          </table:table-cell>
          <table:table-cell office:value-type="float" office:value="887.48" calcext:value-type="float">
            <text:p>887.48</text:p>
          </table:table-cell>
          <table:table-cell office:value-type="float" office:value="0" calcext:value-type="float">
            <text:p>0.00</text:p>
          </table:table-cell>
          <table:table-cell office:value-type="float" office:value="42.6193040969937" calcext:value-type="float">
            <text:p>42.62</text:p>
          </table:table-cell>
          <table:table-cell office:value-type="float" office:value="213.096520484969" calcext:value-type="float">
            <text:p>213.10</text:p>
          </table:table-cell>
          <table:table-cell/>
          <table:table-cell office:value-type="string" calcext:value-type="string">
            <text:p>RESTRquad2 (r=5)</text:p>
          </table:table-cell>
          <table:table-cell/>
          <table:table-cell office:value-type="string" calcext:value-type="string">
            <text:p>RESTRquad2[10]</text:p>
          </table:table-cell>
          <table:table-cell office:value-type="float" office:value="100" calcext:value-type="float">
            <text:p>100.00</text:p>
          </table:table-cell>
          <table:table-cell office:value-type="float" office:value="933.66" calcext:value-type="float">
            <text:p>933.66</text:p>
          </table:table-cell>
          <table:table-cell office:value-type="float" office:value="11820.2" calcext:value-type="float">
            <text:p>11820.20</text:p>
          </table:table-cell>
          <table:table-cell office:value-type="float" office:value="100" calcext:value-type="float">
            <text:p>100.00</text:p>
          </table:table-cell>
          <table:table-cell office:value-type="float" office:value="831.06" calcext:value-type="float">
            <text:p>831.06</text:p>
          </table:table-cell>
          <table:table-cell office:value-type="float" office:value="9558987" calcext:value-type="float">
            <text:p>9558987.00</text:p>
          </table:table-cell>
        </table:table-row>
        <table:table-row table:style-name="ro1">
          <table:table-cell office:value-type="string" calcext:value-type="string">
            <text:p>RESTRquad2[20]</text:p>
          </table:table-cell>
          <table:table-cell office:value-type="float" office:value="22176.44" calcext:value-type="float">
            <text:p>22176.44</text:p>
          </table:table-cell>
          <table:table-cell office:value-type="float" office:value="5987338.8" calcext:value-type="float">
            <text:p>5987338.80</text:p>
          </table:table-cell>
          <table:table-cell office:value-type="float" office:value="2016.04" calcext:value-type="float">
            <text:p>2016.04</text:p>
          </table:table-cell>
          <table:table-cell office:value-type="float" office:value="0.00099204380865459" calcext:value-type="float">
            <text:p>0.00</text:p>
          </table:table-cell>
          <table:table-cell office:value-type="float" office:value="98.9851094224321" calcext:value-type="float">
            <text:p>98.99</text:p>
          </table:table-cell>
          <table:table-cell office:value-type="float" office:value="269.986472129882" calcext:value-type="float">
            <text:p>269.99</text:p>
          </table:table-cell>
          <table:table-cell/>
          <table:table-cell office:value-type="string" calcext:value-type="string">
            <text:p>RESTRquad2 (r=10)</text:p>
          </table:table-cell>
          <table:table-cell/>
          <table:table-cell office:value-type="string" calcext:value-type="string">
            <text:p>RESTRquad2[20]</text:p>
          </table:table-cell>
          <table:table-cell office:value-type="float" office:value="100" calcext:value-type="float">
            <text:p>100.00</text:p>
          </table:table-cell>
          <table:table-cell office:value-type="float" office:value="2088.06" calcext:value-type="float">
            <text:p>2088.06</text:p>
          </table:table-cell>
          <table:table-cell office:value-type="float" office:value="53244.4" calcext:value-type="float">
            <text:p>53244.40</text:p>
          </table:table-cell>
          <table:table-cell office:value-type="float" office:value="100" calcext:value-type="float">
            <text:p>100.00</text:p>
          </table:table-cell>
          <table:table-cell office:value-type="float" office:value="1999.22" calcext:value-type="float">
            <text:p>1999.22</text:p>
          </table:table-cell>
          <table:table-cell office:value-type="float" office:value="80500148.4" calcext:value-type="float">
            <text:p>80500148.40</text:p>
          </table:table-cell>
        </table:table-row>
        <table:table-row table:style-name="ro1">
          <table:table-cell office:value-type="string" calcext:value-type="string">
            <text:p>RESTRquad2[30]</text:p>
          </table:table-cell>
          <table:table-cell office:value-type="float" office:value="43843.2" calcext:value-type="float">
            <text:p>43843.20</text:p>
          </table:table-cell>
          <table:table-cell office:value-type="float" office:value="12801157.8" calcext:value-type="float">
            <text:p>12801157.80</text:p>
          </table:table-cell>
          <table:table-cell office:value-type="float" office:value="2740.2" calcext:value-type="float">
            <text:p>2740.20</text:p>
          </table:table-cell>
          <table:table-cell office:value-type="float" office:value="0.00145974746368878" calcext:value-type="float">
            <text:p>0.00</text:p>
          </table:table-cell>
          <table:table-cell office:value-type="float" office:value="155.705868184804" calcext:value-type="float">
            <text:p>155.71</text:p>
          </table:table-cell>
          <table:table-cell office:value-type="float" office:value="291.975900481717" calcext:value-type="float">
            <text:p>291.98</text:p>
          </table:table-cell>
          <table:table-cell/>
          <table:table-cell office:value-type="string" calcext:value-type="string">
            <text:p>RESTRquad2 (r=15)</text:p>
          </table:table-cell>
          <table:table-cell/>
          <table:table-cell office:value-type="string" calcext:value-type="string">
            <text:p>RESTRquad2[30]</text:p>
          </table:table-cell>
          <table:table-cell office:value-type="float" office:value="100" calcext:value-type="float">
            <text:p>100.00</text:p>
          </table:table-cell>
          <table:table-cell office:value-type="float" office:value="2870.94" calcext:value-type="float">
            <text:p>2870.94</text:p>
          </table:table-cell>
          <table:table-cell office:value-type="float" office:value="111398.4" calcext:value-type="float">
            <text:p>111398.40</text:p>
          </table:table-cell>
          <table:table-cell office:value-type="float" office:value="100" calcext:value-type="float">
            <text:p>100.00</text:p>
          </table:table-cell>
          <table:table-cell office:value-type="float" office:value="2688.96" calcext:value-type="float">
            <text:p>2688.96</text:p>
          </table:table-cell>
          <table:table-cell office:value-type="float" office:value="289094148.6" calcext:value-type="float">
            <text:p>289094148.60</text:p>
          </table:table-cell>
        </table:table-row>
        <table:table-row table:style-name="ro1">
          <table:table-cell office:value-type="string" calcext:value-type="string">
            <text:p>RESTRquad3[10]</text:p>
          </table:table-cell>
          <table:table-cell office:value-type="float" office:value="48139.4" calcext:value-type="float">
            <text:p>48139.40</text:p>
          </table:table-cell>
          <table:table-cell office:value-type="float" office:value="11991589.2" calcext:value-type="float">
            <text:p>11991589.20</text:p>
          </table:table-cell>
          <table:table-cell office:value-type="float" office:value="4829.42" calcext:value-type="float">
            <text:p>4829.42</text:p>
          </table:table-cell>
          <table:table-cell office:value-type="float" office:value="0" calcext:value-type="float">
            <text:p>0.00</text:p>
          </table:table-cell>
          <table:table-cell office:value-type="float" office:value="82.7676284108651" calcext:value-type="float">
            <text:p>82.77</text:p>
          </table:table-cell>
          <table:table-cell office:value-type="float" office:value="249.101343182507" calcext:value-type="float">
            <text:p>249.10</text:p>
          </table:table-cell>
          <table:table-cell/>
          <table:table-cell office:value-type="string" calcext:value-type="string">
            <text:p>RESTRquad3 (r=5)</text:p>
          </table:table-cell>
          <table:table-cell/>
          <table:table-cell office:value-type="string" calcext:value-type="string">
            <text:p>RESTRquad3[10]</text:p>
          </table:table-cell>
          <table:table-cell office:value-type="float" office:value="50" calcext:value-type="float">
            <text:p>50.00</text:p>
          </table:table-cell>
          <table:table-cell office:value-type="float" office:value="2563.76" calcext:value-type="float">
            <text:p>2563.76</text:p>
          </table:table-cell>
          <table:table-cell office:value-type="float" office:value="80547.62" calcext:value-type="float">
            <text:p>80547.62</text:p>
          </table:table-cell>
          <table:table-cell office:value-type="float" office:value="70" calcext:value-type="float">
            <text:p>70.00</text:p>
          </table:table-cell>
          <table:table-cell office:value-type="float" office:value="2235.96" calcext:value-type="float">
            <text:p>2235.96</text:p>
          </table:table-cell>
          <table:table-cell office:value-type="float" office:value="34415517" calcext:value-type="float">
            <text:p>34415517.00</text:p>
          </table:table-cell>
        </table:table-row>
        <table:table-row table:style-name="ro1">
          <table:table-cell office:value-type="string" calcext:value-type="string">
            <text:p>RESTRquad3[20]</text:p>
          </table:table-cell>
          <table:table-cell office:value-type="float" office:value="154676.52" calcext:value-type="float">
            <text:p>154676.52</text:p>
          </table:table-cell>
          <table:table-cell office:value-type="float" office:value="54011539.2" calcext:value-type="float">
            <text:p>54011539.20</text:p>
          </table:table-cell>
          <table:table-cell office:value-type="float" office:value="7744.6" calcext:value-type="float">
            <text:p>7744.60</text:p>
          </table:table-cell>
          <table:table-cell office:value-type="float" office:value="0.000774733362601038" calcext:value-type="float">
            <text:p>0.00</text:p>
          </table:table-cell>
          <table:table-cell office:value-type="float" office:value="232.461919272784" calcext:value-type="float">
            <text:p>232.46</text:p>
          </table:table-cell>
          <table:table-cell office:value-type="float" office:value="349.190292101219" calcext:value-type="float">
            <text:p>349.19</text:p>
          </table:table-cell>
          <table:table-cell/>
          <table:table-cell office:value-type="string" calcext:value-type="string">
            <text:p>RESTRquad3 (r=10)</text:p>
          </table:table-cell>
          <table:table-cell/>
          <table:table-cell office:value-type="string" calcext:value-type="string">
            <text:p>RESTRquad3[20]</text:p>
          </table:table-cell>
          <table:table-cell office:value-type="float" office:value="22" calcext:value-type="float">
            <text:p>22.00</text:p>
          </table:table-cell>
          <table:table-cell office:value-type="float" office:value="6240.06" calcext:value-type="float">
            <text:p>6240.06</text:p>
          </table:table-cell>
          <table:table-cell office:value-type="float" office:value="339135.22" calcext:value-type="float">
            <text:p>339135.22</text:p>
          </table:table-cell>
          <table:table-cell office:value-type="float" office:value="12" calcext:value-type="float">
            <text:p>12.00</text:p>
          </table:table-cell>
          <table:table-cell office:value-type="float" office:value="6338.48979591837" calcext:value-type="float">
            <text:p>6338.49</text:p>
          </table:table-cell>
          <table:table-cell office:value-type="float" office:value="211597359.795918" calcext:value-type="float">
            <text:p>211597359.80</text:p>
          </table:table-cell>
        </table:table-row>
        <table:table-row table:style-name="ro1">
          <table:table-cell office:value-type="string" calcext:value-type="string">
            <text:p>RESTRquad3[30]</text:p>
          </table:table-cell>
          <table:table-cell office:value-type="float" office:value="284699.306122449" calcext:value-type="float">
            <text:p>284699.31</text:p>
          </table:table-cell>
          <table:table-cell office:value-type="float" office:value="111408710.204082" calcext:value-type="float">
            <text:p>111408710.20</text:p>
          </table:table-cell>
          <table:table-cell office:value-type="float" office:value="9497.9387755102" calcext:value-type="float">
            <text:p>9497.94</text:p>
          </table:table-cell>
          <table:table-cell office:value-type="float" office:value="0.00279330209132379" calcext:value-type="float">
            <text:p>0.00</text:p>
          </table:table-cell>
          <table:table-cell office:value-type="float" office:value="390.964628200748" calcext:value-type="float">
            <text:p>390.96</text:p>
          </table:table-cell>
          <table:table-cell office:value-type="float" office:value="391.320624280569" calcext:value-type="float">
            <text:p>391.32</text:p>
          </table:table-cell>
          <table:table-cell/>
          <table:table-cell office:value-type="string" calcext:value-type="string">
            <text:p>RESTRquad3 (r=15)</text:p>
          </table:table-cell>
          <table:table-cell/>
          <table:table-cell office:value-type="string" calcext:value-type="string">
            <text:p>RESTRquad3[30]</text:p>
          </table:table-cell>
          <table:table-cell office:value-type="float" office:value="8" calcext:value-type="float">
            <text:p>8.00</text:p>
          </table:table-cell>
          <table:table-cell office:value-type="float" office:value="9358.58" calcext:value-type="float">
            <text:p>9358.58</text:p>
          </table:table-cell>
          <table:table-cell office:value-type="float" office:value="749657.64" calcext:value-type="float">
            <text:p>749657.64</text:p>
          </table:table-cell>
          <table:table-cell office:value-type="float" office:value="6" calcext:value-type="float">
            <text:p>6.00</text:p>
          </table:table-cell>
          <table:table-cell office:value-type="float" office:value="7298.18" calcext:value-type="float">
            <text:p>7298.18</text:p>
          </table:table-cell>
          <table:table-cell office:value-type="float" office:value="433437115.8" calcext:value-type="float">
            <text:p>433437115.80</text:p>
          </table:table-cell>
        </table:table-row>
        <table:table-row table:style-name="ro1">
          <table:table-cell office:value-type="string" calcext:value-type="string">
            <text:p>RESTRquad4[10]</text:p>
          </table:table-cell>
          <table:table-cell office:value-type="float" office:value="35320.76" calcext:value-type="float">
            <text:p>35320.76</text:p>
          </table:table-cell>
          <table:table-cell office:value-type="float" office:value="21194124.6" calcext:value-type="float">
            <text:p>21194124.60</text:p>
          </table:table-cell>
          <table:table-cell office:value-type="float" office:value="2243.3" calcext:value-type="float">
            <text:p>2243.30</text:p>
          </table:table-cell>
          <table:table-cell office:value-type="float" office:value="1.72602861855302" calcext:value-type="float">
            <text:p>1.73</text:p>
          </table:table-cell>
          <table:table-cell office:value-type="float" office:value="297.647260731957" calcext:value-type="float">
            <text:p>297.65</text:p>
          </table:table-cell>
          <table:table-cell office:value-type="float" office:value="600.047241339088" calcext:value-type="float">
            <text:p>600.05</text:p>
          </table:table-cell>
          <table:table-cell/>
          <table:table-cell office:value-type="string" calcext:value-type="string">
            <text:p>RESTRquad4 (r=5)</text:p>
          </table:table-cell>
          <table:table-cell/>
          <table:table-cell office:value-type="string" calcext:value-type="string">
            <text:p>RESTRquad4[10]</text:p>
          </table:table-cell>
          <table:table-cell office:value-type="float" office:value="90" calcext:value-type="float">
            <text:p>90.00</text:p>
          </table:table-cell>
          <table:table-cell office:value-type="float" office:value="2182.78" calcext:value-type="float">
            <text:p>2182.78</text:p>
          </table:table-cell>
          <table:table-cell office:value-type="float" office:value="47456.44" calcext:value-type="float">
            <text:p>47456.44</text:p>
          </table:table-cell>
          <table:table-cell office:value-type="float" office:value="98" calcext:value-type="float">
            <text:p>98.00</text:p>
          </table:table-cell>
          <table:table-cell office:value-type="float" office:value="1808.84" calcext:value-type="float">
            <text:p>1808.84</text:p>
          </table:table-cell>
          <table:table-cell office:value-type="float" office:value="10828067.4" calcext:value-type="float">
            <text:p>10828067.40</text:p>
          </table:table-cell>
        </table:table-row>
        <table:table-row table:style-name="ro1">
          <table:table-cell office:value-type="string" calcext:value-type="string">
            <text:p>RESTRquad4[20]</text:p>
          </table:table-cell>
          <table:table-cell office:value-type="float" office:value="139063.96" calcext:value-type="float">
            <text:p>139063.96</text:p>
          </table:table-cell>
          <table:table-cell office:value-type="float" office:value="73726068.6" calcext:value-type="float">
            <text:p>73726068.60</text:p>
          </table:table-cell>
          <table:table-cell office:value-type="float" office:value="4473.18" calcext:value-type="float">
            <text:p>4473.18</text:p>
          </table:table-cell>
          <table:table-cell office:value-type="float" office:value="1.12984498723503" calcext:value-type="float">
            <text:p>1.13</text:p>
          </table:table-cell>
          <table:table-cell office:value-type="float" office:value="538.083663076379" calcext:value-type="float">
            <text:p>538.08</text:p>
          </table:table-cell>
          <table:table-cell office:value-type="float" office:value="530.159421607151" calcext:value-type="float">
            <text:p>530.16</text:p>
          </table:table-cell>
          <table:table-cell/>
          <table:table-cell office:value-type="string" calcext:value-type="string">
            <text:p>RESTRquad4 (r=10)</text:p>
          </table:table-cell>
          <table:table-cell/>
          <table:table-cell office:value-type="string" calcext:value-type="string">
            <text:p>RESTRquad4[20]</text:p>
          </table:table-cell>
          <table:table-cell office:value-type="float" office:value="80" calcext:value-type="float">
            <text:p>80.00</text:p>
          </table:table-cell>
          <table:table-cell office:value-type="float" office:value="4595.62" calcext:value-type="float">
            <text:p>4595.62</text:p>
          </table:table-cell>
          <table:table-cell office:value-type="float" office:value="183161.08" calcext:value-type="float">
            <text:p>183161.08</text:p>
          </table:table-cell>
          <table:table-cell office:value-type="float" office:value="90" calcext:value-type="float">
            <text:p>90.00</text:p>
          </table:table-cell>
          <table:table-cell office:value-type="float" office:value="3698.98" calcext:value-type="float">
            <text:p>3698.98</text:p>
          </table:table-cell>
          <table:table-cell office:value-type="float" office:value="71477889" calcext:value-type="float">
            <text:p>71477889.00</text:p>
          </table:table-cell>
        </table:table-row>
        <table:table-row table:style-name="ro1">
          <table:table-cell office:value-type="string" calcext:value-type="string">
            <text:p>RESTRquad4[30]</text:p>
          </table:table-cell>
          <table:table-cell office:value-type="float" office:value="271594.4" calcext:value-type="float">
            <text:p>271594.40</text:p>
          </table:table-cell>
          <table:table-cell office:value-type="float" office:value="144000738" calcext:value-type="float">
            <text:p>144000738.00</text:p>
          </table:table-cell>
          <table:table-cell office:value-type="float" office:value="5643.64" calcext:value-type="float">
            <text:p>5643.64</text:p>
          </table:table-cell>
          <table:table-cell office:value-type="float" office:value="0.997937501328929" calcext:value-type="float">
            <text:p>1.00</text:p>
          </table:table-cell>
          <table:table-cell office:value-type="float" office:value="840.529920405979" calcext:value-type="float">
            <text:p>840.53</text:p>
          </table:table-cell>
          <table:table-cell office:value-type="float" office:value="530.2051073218" calcext:value-type="float">
            <text:p>530.21</text:p>
          </table:table-cell>
          <table:table-cell/>
          <table:table-cell office:value-type="string" calcext:value-type="string">
            <text:p>RESTRquad4 (r=15)</text:p>
          </table:table-cell>
          <table:table-cell/>
          <table:table-cell office:value-type="string" calcext:value-type="string">
            <text:p>RESTRquad4[30]</text:p>
          </table:table-cell>
          <table:table-cell office:value-type="float" office:value="80" calcext:value-type="float">
            <text:p>80.00</text:p>
          </table:table-cell>
          <table:table-cell office:value-type="float" office:value="5591.6" calcext:value-type="float">
            <text:p>5591.60</text:p>
          </table:table-cell>
          <table:table-cell office:value-type="float" office:value="387365.88" calcext:value-type="float">
            <text:p>387365.88</text:p>
          </table:table-cell>
          <table:table-cell office:value-type="float" office:value="68" calcext:value-type="float">
            <text:p>68.00</text:p>
          </table:table-cell>
          <table:table-cell office:value-type="float" office:value="5781.16" calcext:value-type="float">
            <text:p>5781.16</text:p>
          </table:table-cell>
          <table:table-cell office:value-type="float" office:value="202490436.6" calcext:value-type="float">
            <text:p>202490436.60</text:p>
          </table:table-cell>
        </table:table-row>
      </table:table>
      <table:table table:name="OP Pivo" table:style-name="ta1"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row table:style-name="ro1">
          <table:table-cell table:style-name="ce7" office:value-type="string" calcext:value-type="string" table:number-columns-spanned="1" table:number-rows-spanned="2">
            <text:p>Prob.</text:p>
          </table:table-cell>
          <table:table-cell table:style-name="ce7" office:value-type="string" calcext:value-type="string" table:number-columns-spanned="2" table:number-rows-spanned="1">
            <text:p>Líder</text:p>
          </table:table-cell>
          <table:covered-table-cell/>
          <table:table-cell table:style-name="ce7" office:value-type="string" calcext:value-type="string" table:number-columns-spanned="2" table:number-rows-spanned="1">
            <text:p>Seguidor</text:p>
          </table:table-cell>
          <table:covered-table-cell/>
          <table:table-cell table:style-name="ce7" office:value-type="string" calcext:value-type="string" table:number-columns-spanned="1" table:number-rows-spanned="2">
            <text:p>Dimensão Matriz</text:p>
          </table:table-cell>
          <table:table-cell table:style-name="ce7" office:value-type="string" calcext:value-type="string" table:number-columns-spanned="4" table:number-rows-spanned="1">
            <text:p>Operações de Pivotamento</text:p>
          </table:table-cell>
          <table:covered-table-cell table:number-columns-repeated="3"/>
          <table:table-cell table:number-columns-repeated="2"/>
          <table:table-cell table:style-name="ce7" office:value-type="string" calcext:value-type="string" table:number-columns-spanned="1" table:number-rows-spanned="2">
            <text:p>Prob.</text:p>
          </table:table-cell>
          <table:table-cell table:style-name="ce7" office:value-type="string" calcext:value-type="string" table:number-columns-spanned="2" table:number-rows-spanned="1">
            <text:p>Líder</text:p>
          </table:table-cell>
          <table:covered-table-cell/>
          <table:table-cell table:style-name="ce7" office:value-type="string" calcext:value-type="string" table:number-columns-spanned="2" table:number-rows-spanned="1">
            <text:p>Seguidor</text:p>
          </table:table-cell>
          <table:covered-table-cell/>
          <table:table-cell table:style-name="ce7" office:value-type="string" calcext:value-type="string" table:number-columns-spanned="1" table:number-rows-spanned="2">
            <text:p>Dimensão Matriz</text:p>
          </table:table-cell>
          <table:table-cell table:style-name="ce7" office:value-type="string" calcext:value-type="string" table:number-columns-spanned="4" table:number-rows-spanned="1">
            <text:p>Operações de Pivotamento</text:p>
          </table:table-cell>
          <table:covered-table-cell table:number-columns-repeated="3"/>
        </table:table-row>
        <table:table-row table:style-name="ro1">
          <table:covered-table-cell/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RESTR</text:p>
          </table:table-cell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RESTR</text:p>
          </table:table-cell>
          <table:covered-table-cell office:value-type="string" calcext:value-type="string">
            <text:p>Dimensão Matriz</text:p>
          </table:covered-table-cell>
          <table:table-cell office:value-type="string" calcext:value-type="string">
            <text:p>MAX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esvio Padrão</text:p>
          </table:table-cell>
          <table:table-cell table:number-columns-repeated="2"/>
          <table:covered-table-cell/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RESTR</text:p>
          </table:table-cell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RESTR</text:p>
          </table:table-cell>
          <table:covered-table-cell office:value-type="string" calcext:value-type="string">
            <text:p>Dimensão Matriz</text:p>
          </table:covered-table-cell>
          <table:table-cell office:value-type="string" calcext:value-type="string">
            <text:p>MAX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esvio Padrão</text:p>
          </table:table-cell>
        </table:table-row>
        <table:table-row table:style-name="ro1">
          <table:table-cell office:value-type="string" calcext:value-type="string">
            <text:p>Pr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(3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0(4)</text:p>
          </table:table-cell>
          <table:table-cell office:value-type="string" calcext:value-type="string">
            <text:p>6x14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3.00296497175141" calcext:value-type="float">
            <text:p>3.00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0.083403815345467" calcext:value-type="float">
            <text:p>0.08</text:p>
          </table:table-cell>
          <table:table-cell table:number-columns-repeated="2"/>
          <table:table-cell office:value-type="string" calcext:value-type="string">
            <text:p>SMDquad1[1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string" calcext:value-type="string">
            <text:p>20x42</text:p>
          </table:table-cell>
          <table:table-cell office:value-type="float" office:value="4" calcext:value-type="float">
            <text:p>4</text:p>
          </table:table-cell>
          <table:table-cell office:value-type="float" office:value="1.99393214577957" calcext:value-type="float">
            <text:p>1.99</text:p>
          </table:table-cell>
          <table:table-cell office:value-type="float" office:value="1" calcext:value-type="float">
            <text:p>1</text:p>
          </table:table-cell>
          <table:table-cell office:value-type="float" office:value="0.202244477529791" calcext:value-type="float">
            <text:p>0.20</text:p>
          </table:table-cell>
        </table:table-row>
        <table:table-row table:style-name="ro1">
          <table:table-cell office:value-type="string" calcext:value-type="string">
            <text:p>Pr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0(0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(7)</text:p>
          </table:table-cell>
          <table:table-cell office:value-type="string" calcext:value-type="string">
            <text:p>9x20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4.22246124725022" calcext:value-type="float">
            <text:p>4.22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0.424495366913347" calcext:value-type="float">
            <text:p>0.42</text:p>
          </table:table-cell>
          <table:table-cell table:number-columns-repeated="2"/>
          <table:table-cell office:value-type="string" calcext:value-type="string">
            <text:p>SMDquad1[2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string" calcext:value-type="string">
            <text:p>40x82</text:p>
          </table:table-cell>
          <table:table-cell office:value-type="float" office:value="8" calcext:value-type="float">
            <text:p>8</text:p>
          </table:table-cell>
          <table:table-cell office:value-type="float" office:value="3.95266551566189" calcext:value-type="float">
            <text:p>3.95</text:p>
          </table:table-cell>
          <table:table-cell office:value-type="float" office:value="1" calcext:value-type="float">
            <text:p>1</text:p>
          </table:table-cell>
          <table:table-cell office:value-type="float" office:value="0.358571081387418" calcext:value-type="float">
            <text:p>0.36</text:p>
          </table:table-cell>
        </table:table-row>
        <table:table-row table:style-name="ro1">
          <table:table-cell office:value-type="string" calcext:value-type="string">
            <text:p>Pr3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(1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(10)</text:p>
          </table:table-cell>
          <table:table-cell office:value-type="string" calcext:value-type="string">
            <text:p>14x3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3.05027132240179" calcext:value-type="float">
            <text:p>3.05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float" office:value="0.484845576774431" calcext:value-type="float">
            <text:p>0.48</text:p>
          </table:table-cell>
          <table:table-cell table:number-columns-repeated="2"/>
          <table:table-cell office:value-type="string" calcext:value-type="string">
            <text:p>SMDquad1[3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string" calcext:value-type="string">
            <text:p>60x122</text:p>
          </table:table-cell>
          <table:table-cell office:value-type="float" office:value="10" calcext:value-type="float">
            <text:p>10</text:p>
          </table:table-cell>
          <table:table-cell office:value-type="float" office:value="5.77160051925243" calcext:value-type="float">
            <text:p>5.77</text:p>
          </table:table-cell>
          <table:table-cell office:value-type="float" office:value="1" calcext:value-type="float">
            <text:p>1</text:p>
          </table:table-cell>
          <table:table-cell office:value-type="float" office:value="0.930377428436043" calcext:value-type="float">
            <text:p>0.93</text:p>
          </table:table-cell>
        </table:table-row>
        <table:table-row table:style-name="ro1">
          <table:table-cell office:value-type="string" calcext:value-type="string">
            <text:p>Pr4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0(0)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3(5)</text:p>
          </table:table-cell>
          <table:table-cell office:value-type="string" calcext:value-type="string">
            <text:p>6x14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.06793418311068" calcext:value-type="float">
            <text:p>2.07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0.283287129713225" calcext:value-type="float">
            <text:p>0.28</text:p>
          </table:table-cell>
          <table:table-cell table:number-columns-repeated="2"/>
          <table:table-cell office:value-type="string" calcext:value-type="string">
            <text:p>SMDquad2[1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string" calcext:value-type="string">
            <text:p>20x42</text:p>
          </table:table-cell>
          <table:table-cell office:value-type="float" office:value="4" calcext:value-type="float">
            <text:p>4</text:p>
          </table:table-cell>
          <table:table-cell office:value-type="float" office:value="1.97389214635" calcext:value-type="float">
            <text:p>1.97</text:p>
          </table:table-cell>
          <table:table-cell office:value-type="float" office:value="1" calcext:value-type="float">
            <text:p>1</text:p>
          </table:table-cell>
          <table:table-cell office:value-type="float" office:value="0.183411707444585" calcext:value-type="float">
            <text:p>0.18</text:p>
          </table:table-cell>
        </table:table-row>
        <table:table-row table:style-name="ro1">
          <table:table-cell office:value-type="string" calcext:value-type="string">
            <text:p>Pr5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(1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(6)</text:p>
          </table:table-cell>
          <table:table-cell office:value-type="string" calcext:value-type="string">
            <text:p>8x18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3.04368069472278" calcext:value-type="float">
            <text:p>3.04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float" office:value="0.308623952875927" calcext:value-type="float">
            <text:p>0.31</text:p>
          </table:table-cell>
          <table:table-cell table:number-columns-repeated="2"/>
          <table:table-cell office:value-type="string" calcext:value-type="string">
            <text:p>SMDquad2[2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string" calcext:value-type="string">
            <text:p>40x82</text:p>
          </table:table-cell>
          <table:table-cell office:value-type="float" office:value="7" calcext:value-type="float">
            <text:p>7</text:p>
          </table:table-cell>
          <table:table-cell office:value-type="float" office:value="3.85289569785167" calcext:value-type="float">
            <text:p>3.85</text:p>
          </table:table-cell>
          <table:table-cell office:value-type="float" office:value="1" calcext:value-type="float">
            <text:p>1</text:p>
          </table:table-cell>
          <table:table-cell office:value-type="float" office:value="0.441927837095443" calcext:value-type="float">
            <text:p>0.44</text:p>
          </table:table-cell>
        </table:table-row>
        <table:table-row table:style-name="ro1">
          <table:table-cell office:value-type="string" calcext:value-type="string">
            <text:p>Pr6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0(0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4(7)</text:p>
          </table:table-cell>
          <table:table-cell office:value-type="string" calcext:value-type="string">
            <text:p>9x2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4.07385368839914" calcext:value-type="float">
            <text:p>4.07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float" office:value="0.28270273977928" calcext:value-type="float">
            <text:p>0.28</text:p>
          </table:table-cell>
          <table:table-cell table:number-columns-repeated="2"/>
          <table:table-cell office:value-type="string" calcext:value-type="string">
            <text:p>SMDquad2[3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string" calcext:value-type="string">
            <text:p>60x122</text:p>
          </table:table-cell>
          <table:table-cell office:value-type="float" office:value="10" calcext:value-type="float">
            <text:p>10</text:p>
          </table:table-cell>
          <table:table-cell office:value-type="float" office:value="5.7942169814267" calcext:value-type="float">
            <text:p>5.79</text:p>
          </table:table-cell>
          <table:table-cell office:value-type="float" office:value="1" calcext:value-type="float">
            <text:p>1</text:p>
          </table:table-cell>
          <table:table-cell office:value-type="float" office:value="0.603073503633368" calcext:value-type="float">
            <text:p>0.60</text:p>
          </table:table-cell>
        </table:table-row>
        <table:table-row table:style-name="ro1">
          <table:table-cell office:value-type="string" calcext:value-type="string">
            <text:p>Pr7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0(0)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0(2)</text:p>
          </table:table-cell>
          <table:table-cell office:value-type="string" calcext:value-type="string">
            <text:p>3x8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.00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MDquad3[1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string" calcext:value-type="string">
            <text:p>20x42</text:p>
          </table:table-cell>
          <table:table-cell office:value-type="float" office:value="4" calcext:value-type="float">
            <text:p>4</text:p>
          </table:table-cell>
          <table:table-cell office:value-type="float" office:value="1.56536118120129" calcext:value-type="float">
            <text:p>1.57</text:p>
          </table:table-cell>
          <table:table-cell office:value-type="float" office:value="1" calcext:value-type="float">
            <text:p>1</text:p>
          </table:table-cell>
          <table:table-cell office:value-type="float" office:value="0.495865668320651" calcext:value-type="float">
            <text:p>0.50</text:p>
          </table:table-cell>
        </table:table-row>
        <table:table-row table:style-name="ro1">
          <table:table-cell office:value-type="string" calcext:value-type="string">
            <text:p>Pr8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0(0)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3(6)</text:p>
          </table:table-cell>
          <table:table-cell office:value-type="string" calcext:value-type="string">
            <text:p>7x16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.99945954907162" calcext:value-type="float">
            <text:p>2.00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0.0877231826262918" calcext:value-type="float">
            <text:p>0.09</text:p>
          </table:table-cell>
          <table:table-cell table:number-columns-repeated="2"/>
          <table:table-cell office:value-type="string" calcext:value-type="string">
            <text:p>SMDquad3[2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string" calcext:value-type="string">
            <text:p>40x82</text:p>
          </table:table-cell>
          <table:table-cell office:value-type="float" office:value="6" calcext:value-type="float">
            <text:p>6</text:p>
          </table:table-cell>
          <table:table-cell office:value-type="float" office:value="3.38401117019696" calcext:value-type="float">
            <text:p>3.38</text:p>
          </table:table-cell>
          <table:table-cell office:value-type="float" office:value="1" calcext:value-type="float">
            <text:p>1</text:p>
          </table:table-cell>
          <table:table-cell office:value-type="float" office:value="0.762409159446009" calcext:value-type="float">
            <text:p>0.76</text:p>
          </table:table-cell>
        </table:table-row>
        <table:table-row table:style-name="ro1">
          <table:table-cell office:value-type="string" calcext:value-type="string">
            <text:p>Pr9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0(2)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(6)</text:p>
          </table:table-cell>
          <table:table-cell office:value-type="string" calcext:value-type="string">
            <text:p>9x2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4.11047136762513" calcext:value-type="float">
            <text:p>4.11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float" office:value="0.352732450900771" calcext:value-type="float">
            <text:p>0.35</text:p>
          </table:table-cell>
          <table:table-cell table:number-columns-repeated="2"/>
          <table:table-cell office:value-type="string" calcext:value-type="string">
            <text:p>SMDquad3[3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string" calcext:value-type="string">
            <text:p>60x122</text:p>
          </table:table-cell>
          <table:table-cell office:value-type="float" office:value="7" calcext:value-type="float">
            <text:p>7</text:p>
          </table:table-cell>
          <table:table-cell office:value-type="float" office:value="5.45814054707404" calcext:value-type="float">
            <text:p>5.46</text:p>
          </table:table-cell>
          <table:table-cell office:value-type="float" office:value="1" calcext:value-type="float">
            <text:p>1</text:p>
          </table:table-cell>
          <table:table-cell office:value-type="float" office:value="0.749663222198152" calcext:value-type="float">
            <text:p>0.75</text:p>
          </table:table-cell>
        </table:table-row>
        <table:table-row table:style-name="ro1">
          <table:table-cell office:value-type="string" calcext:value-type="string">
            <text:p>Pr1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(3)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(6)</text:p>
          </table:table-cell>
          <table:table-cell office:value-type="string" calcext:value-type="string">
            <text:p>9x2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4.19016901408451" calcext:value-type="float">
            <text:p>4.19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float" office:value="0.405635745072062" calcext:value-type="float">
            <text:p>0.41</text:p>
          </table:table-cell>
          <table:table-cell table:number-columns-repeated="2"/>
          <table:table-cell office:value-type="string" calcext:value-type="string">
            <text:p>SMDquad4[1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string" calcext:value-type="string">
            <text:p>20x42</text:p>
          </table:table-cell>
          <table:table-cell office:value-type="float" office:value="4" calcext:value-type="float">
            <text:p>4</text:p>
          </table:table-cell>
          <table:table-cell office:value-type="float" office:value="2.00663744873945" calcext:value-type="float">
            <text:p>2.01</text:p>
          </table:table-cell>
          <table:table-cell office:value-type="float" office:value="1" calcext:value-type="float">
            <text:p>1</text:p>
          </table:table-cell>
          <table:table-cell office:value-type="float" office:value="0.266211635408858" calcext:value-type="float">
            <text:p>0.27</text:p>
          </table:table-cell>
        </table:table-row>
        <table:table-row table:style-name="ro1">
          <table:table-cell office:value-type="string" calcext:value-type="string">
            <text:p>Pr1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6(10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4(6)</text:p>
          </table:table-cell>
          <table:table-cell office:value-type="string" calcext:value-type="string">
            <text:p>8x18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2.32575126794151" calcext:value-type="float">
            <text:p>2.33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2.32575126794151" calcext:value-type="float">
            <text:p>2.33</text:p>
          </table:table-cell>
          <table:table-cell table:number-columns-repeated="2"/>
          <table:table-cell office:value-type="string" calcext:value-type="string">
            <text:p>SMDquad4[2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string" calcext:value-type="string">
            <text:p>40x82</text:p>
          </table:table-cell>
          <table:table-cell office:value-type="float" office:value="8" calcext:value-type="float">
            <text:p>8</text:p>
          </table:table-cell>
          <table:table-cell office:value-type="float" office:value="3.96008762301106" calcext:value-type="float">
            <text:p>3.96</text:p>
          </table:table-cell>
          <table:table-cell office:value-type="float" office:value="1" calcext:value-type="float">
            <text:p>1</text:p>
          </table:table-cell>
          <table:table-cell office:value-type="float" office:value="0.598866780379962" calcext:value-type="float">
            <text:p>0.60</text:p>
          </table:table-cell>
        </table:table-row>
        <table:table-row table:style-name="ro1">
          <table:table-cell office:value-type="string" calcext:value-type="string">
            <text:p>Pr12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2(22)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7(19)</text:p>
          </table:table-cell>
          <table:table-cell office:value-type="string" calcext:value-type="string">
            <text:p>25x52</text:p>
          </table:table-cell>
          <table:table-cell office:value-type="float" office:value="38" calcext:value-type="float">
            <text:p>38</text:p>
          </table:table-cell>
          <table:table-cell table:style-name="ce5" office:value-type="float" office:value="19.9303326952083" calcext:value-type="float">
            <text:p>19.93</text:p>
          </table:table-cell>
          <table:table-cell table:style-name="ce9" office:value-type="float" office:value="7" calcext:value-type="float">
            <text:p>7</text:p>
          </table:table-cell>
          <table:table-cell table:style-name="ce8" office:value-type="float" office:value="2.26618066076606" calcext:value-type="float">
            <text:p>2.27</text:p>
          </table:table-cell>
          <table:table-cell table:number-columns-repeated="2"/>
          <table:table-cell office:value-type="string" calcext:value-type="string">
            <text:p>SMDquad4[3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string" calcext:value-type="string">
            <text:p>60x122</text:p>
          </table:table-cell>
          <table:table-cell office:value-type="float" office:value="12" calcext:value-type="float">
            <text:p>12</text:p>
          </table:table-cell>
          <table:table-cell office:value-type="float" office:value="6.00113573295206" calcext:value-type="float">
            <text:p>6.00</text:p>
          </table:table-cell>
          <table:table-cell office:value-type="float" office:value="1" calcext:value-type="float">
            <text:p>1</text:p>
          </table:table-cell>
          <table:table-cell office:value-type="float" office:value="0.854128343074435" calcext:value-type="float">
            <text:p>0.85</text:p>
          </table:table-cell>
        </table:table-row>
        <table:table-row table:style-name="ro1">
          <table:table-cell office:value-type="string" calcext:value-type="string">
            <text:p>Pr13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1(9)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4(12)</text:p>
          </table:table-cell>
          <table:table-cell office:value-type="string" calcext:value-type="string">
            <text:p>16x34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8.68896047460701" calcext:value-type="float">
            <text:p>8.69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1.10409564688785" calcext:value-type="float">
            <text:p>1.10</text:p>
          </table:table-cell>
          <table:table-cell table:number-columns-repeated="2"/>
          <table:table-cell office:value-type="string" calcext:value-type="string">
            <text:p>SMDquad5[1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string" calcext:value-type="string">
            <text:p>20x42</text:p>
          </table:table-cell>
          <table:table-cell office:value-type="float" office:value="5" calcext:value-type="float">
            <text:p>5</text:p>
          </table:table-cell>
          <table:table-cell office:value-type="float" office:value="4.43143125587222" calcext:value-type="float">
            <text:p>4.43</text:p>
          </table:table-cell>
          <table:table-cell office:value-type="float" office:value="3" calcext:value-type="float">
            <text:p>3</text:p>
          </table:table-cell>
          <table:table-cell office:value-type="float" office:value="0.650231062346907" calcext:value-type="float">
            <text:p>0.65</text:p>
          </table:table-cell>
        </table:table-row>
        <table:table-row table:style-name="ro1">
          <table:table-cell office:value-type="string" calcext:value-type="string">
            <text:p>Pr14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(5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(6)</text:p>
          </table:table-cell>
          <table:table-cell office:value-type="string" calcext:value-type="string">
            <text:p>10x22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3.55647311693975" calcext:value-type="float">
            <text:p>3.56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float" office:value="0.702731245005864" calcext:value-type="float">
            <text:p>0.70</text:p>
          </table:table-cell>
          <table:table-cell table:number-columns-repeated="2"/>
          <table:table-cell office:value-type="string" calcext:value-type="string">
            <text:p>SMDquad5[2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string" calcext:value-type="string">
            <text:p>40x82</text:p>
          </table:table-cell>
          <table:table-cell office:value-type="float" office:value="10" calcext:value-type="float">
            <text:p>10</text:p>
          </table:table-cell>
          <table:table-cell office:value-type="float" office:value="9.39318619161467" calcext:value-type="float">
            <text:p>9.39</text:p>
          </table:table-cell>
          <table:table-cell office:value-type="float" office:value="6" calcext:value-type="float">
            <text:p>6</text:p>
          </table:table-cell>
          <table:table-cell office:value-type="float" office:value="0.770673002629112" calcext:value-type="float">
            <text:p>0.77</text:p>
          </table:table-cell>
        </table:table-row>
        <table:table-row table:style-name="ro1">
          <table:table-cell office:value-type="string" calcext:value-type="string">
            <text:p>Pr15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0(1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4(6)</text:p>
          </table:table-cell>
          <table:table-cell office:value-type="string" calcext:value-type="string">
            <text:p>8x18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4.20819121447028" calcext:value-type="float">
            <text:p>4.21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float" office:value="0.630115304974251" calcext:value-type="float">
            <text:p>0.63</text:p>
          </table:table-cell>
          <table:table-cell table:number-columns-repeated="2"/>
          <table:table-cell office:value-type="string" calcext:value-type="string">
            <text:p>SMDquad5[3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string" calcext:value-type="string">
            <text:p>60x122</text:p>
          </table:table-cell>
          <table:table-cell office:value-type="float" office:value="15" calcext:value-type="float">
            <text:p>15</text:p>
          </table:table-cell>
          <table:table-cell office:value-type="float" office:value="14.4706207230993" calcext:value-type="float">
            <text:p>14.47</text:p>
          </table:table-cell>
          <table:table-cell office:value-type="float" office:value="9" calcext:value-type="float">
            <text:p>9</text:p>
          </table:table-cell>
          <table:table-cell office:value-type="float" office:value="0.747853184562271" calcext:value-type="float">
            <text:p>0.75</text:p>
          </table:table-cell>
        </table:table-row>
        <table:table-row table:style-name="ro1">
          <table:table-cell office:value-type="string" calcext:value-type="string">
            <text:p>Pr16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0(0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(4)</text:p>
          </table:table-cell>
          <table:table-cell office:value-type="string" calcext:value-type="string">
            <text:p>6x14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.29385951729735" calcext:value-type="float">
            <text:p>1.29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0.477666719595777" calcext:value-type="float">
            <text:p>0.48</text:p>
          </table:table-cell>
          <table:table-cell table:number-columns-repeated="2"/>
          <table:table-cell office:value-type="string" calcext:value-type="string">
            <text:p>SMD6[1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string" calcext:value-type="string">
            <text:p>20x42</text:p>
          </table:table-cell>
          <table:table-cell office:value-type="float" office:value="4" calcext:value-type="float">
            <text:p>4</text:p>
          </table:table-cell>
          <table:table-cell office:value-type="float" office:value="1.97022700688819" calcext:value-type="float">
            <text:p>1.97</text:p>
          </table:table-cell>
          <table:table-cell office:value-type="float" office:value="1" calcext:value-type="float">
            <text:p>1</text:p>
          </table:table-cell>
          <table:table-cell office:value-type="float" office:value="0.213918085915606" calcext:value-type="float">
            <text:p>0.21</text:p>
          </table:table-cell>
        </table:table-row>
        <table:table-row table:style-name="ro1">
          <table:table-cell office:value-type="string" calcext:value-type="string">
            <text:p>Pr17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0(0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(5)</text:p>
          </table:table-cell>
          <table:table-cell office:value-type="string" calcext:value-type="string">
            <text:p>7x16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3.98528535487288" calcext:value-type="float">
            <text:p>3.99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0.124171097296562" calcext:value-type="float">
            <text:p>0.12</text:p>
          </table:table-cell>
          <table:table-cell table:number-columns-repeated="2"/>
          <table:table-cell office:value-type="string" calcext:value-type="string">
            <text:p>SMD6[2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string" calcext:value-type="string">
            <text:p>40x82</text:p>
          </table:table-cell>
          <table:table-cell office:value-type="float" office:value="7" calcext:value-type="float">
            <text:p>7</text:p>
          </table:table-cell>
          <table:table-cell office:value-type="float" office:value="3.89803715912496" calcext:value-type="float">
            <text:p>3.90</text:p>
          </table:table-cell>
          <table:table-cell office:value-type="float" office:value="1" calcext:value-type="float">
            <text:p>1</text:p>
          </table:table-cell>
          <table:table-cell office:value-type="float" office:value="0.408453996920021" calcext:value-type="float">
            <text:p>0.41</text:p>
          </table:table-cell>
        </table:table-row>
        <table:table-row table:style-name="ro1">
          <table:table-cell office:value-type="string" calcext:value-type="string">
            <text:p>Pr18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0(0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(5)</text:p>
          </table:table-cell>
          <table:table-cell office:value-type="string" calcext:value-type="string">
            <text:p>7x16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3.10696312350004" calcext:value-type="float">
            <text:p>3.11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0.316736813307666" calcext:value-type="float">
            <text:p>0.32</text:p>
          </table:table-cell>
          <table:table-cell table:number-columns-repeated="2"/>
          <table:table-cell office:value-type="string" calcext:value-type="string">
            <text:p>SMD6[3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string" calcext:value-type="string">
            <text:p>60x122</text:p>
          </table:table-cell>
          <table:table-cell office:value-type="float" office:value="10" calcext:value-type="float">
            <text:p>10</text:p>
          </table:table-cell>
          <table:table-cell office:value-type="float" office:value="5.84908135876671" calcext:value-type="float">
            <text:p>5.85</text:p>
          </table:table-cell>
          <table:table-cell office:value-type="float" office:value="1" calcext:value-type="float">
            <text:p>1</text:p>
          </table:table-cell>
          <table:table-cell office:value-type="float" office:value="0.565924617570283" calcext:value-type="float">
            <text:p>0.57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STRquad1[1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(2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string" calcext:value-type="string">
            <text:p>20x42</text:p>
          </table:table-cell>
          <table:table-cell office:value-type="float" office:value="11" calcext:value-type="float">
            <text:p>11</text:p>
          </table:table-cell>
          <table:table-cell office:value-type="float" office:value="6.7926341842579" calcext:value-type="float">
            <text:p>6.79</text:p>
          </table:table-cell>
          <table:table-cell office:value-type="float" office:value="2" calcext:value-type="float">
            <text:p>2</text:p>
          </table:table-cell>
          <table:table-cell office:value-type="float" office:value="1.78070351852126" calcext:value-type="float">
            <text:p>1.78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STRquad1[2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(4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string" calcext:value-type="string">
            <text:p>40x82</text:p>
          </table:table-cell>
          <table:table-cell office:value-type="float" office:value="18" calcext:value-type="float">
            <text:p>18</text:p>
          </table:table-cell>
          <table:table-cell office:value-type="float" office:value="10.7816191543882" calcext:value-type="float">
            <text:p>10.78</text:p>
          </table:table-cell>
          <table:table-cell office:value-type="float" office:value="3" calcext:value-type="float">
            <text:p>3</text:p>
          </table:table-cell>
          <table:table-cell office:value-type="float" office:value="2.76781195130457" calcext:value-type="float">
            <text:p>2.77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STRquad1[3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(60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string" calcext:value-type="string">
            <text:p>60x122</text:p>
          </table:table-cell>
          <table:table-cell office:value-type="float" office:value="24" calcext:value-type="float">
            <text:p>24</text:p>
          </table:table-cell>
          <table:table-cell office:value-type="float" office:value="15.3217861994792" calcext:value-type="float">
            <text:p>15.32</text:p>
          </table:table-cell>
          <table:table-cell office:value-type="float" office:value="4" calcext:value-type="float">
            <text:p>4</text:p>
          </table:table-cell>
          <table:table-cell office:value-type="float" office:value="3.75479487031448" calcext:value-type="float">
            <text:p>3.75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STRquad2[1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(1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(11)</text:p>
          </table:table-cell>
          <table:table-cell office:value-type="string" calcext:value-type="string">
            <text:p>16x34</text:p>
          </table:table-cell>
          <table:table-cell office:value-type="float" office:value="11" calcext:value-type="float">
            <text:p>11</text:p>
          </table:table-cell>
          <table:table-cell office:value-type="float" office:value="6.00001688789813" calcext:value-type="float">
            <text:p>6.00</text:p>
          </table:table-cell>
          <table:table-cell office:value-type="float" office:value="6" calcext:value-type="float">
            <text:p>6</text:p>
          </table:table-cell>
          <table:table-cell office:value-type="float" office:value="0.00918908853251987" calcext:value-type="float">
            <text:p>0.0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STRquad2[2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(21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(21)</text:p>
          </table:table-cell>
          <table:table-cell office:value-type="string" calcext:value-type="string">
            <text:p>31x64</text:p>
          </table:table-cell>
          <table:table-cell office:value-type="float" office:value="11" calcext:value-type="float">
            <text:p>11</text:p>
          </table:table-cell>
          <table:table-cell office:value-type="float" office:value="11" calcext:value-type="float">
            <text:p>11.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STRquad2[3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(3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(31)</text:p>
          </table:table-cell>
          <table:table-cell office:value-type="string" calcext:value-type="string">
            <text:p>46x94</text:p>
          </table:table-cell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.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STRquad3[1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(15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(15)</text:p>
          </table:table-cell>
          <table:table-cell office:value-type="string" calcext:value-type="string">
            <text:p>20x42</text:p>
          </table:table-cell>
          <table:table-cell office:value-type="float" office:value="11" calcext:value-type="float">
            <text:p>11</text:p>
          </table:table-cell>
          <table:table-cell office:value-type="float" office:value="9.9984414532566" calcext:value-type="float">
            <text:p>10.00</text:p>
          </table:table-cell>
          <table:table-cell office:value-type="float" office:value="4" calcext:value-type="float">
            <text:p>4</text:p>
          </table:table-cell>
          <table:table-cell office:value-type="float" office:value="0.11585614485479" calcext:value-type="float">
            <text:p>0.12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STRquad3[2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(3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(30)</text:p>
          </table:table-cell>
          <table:table-cell office:value-type="string" calcext:value-type="string">
            <text:p>40x82</text:p>
          </table:table-cell>
          <table:table-cell office:value-type="float" office:value="21" calcext:value-type="float">
            <text:p>21</text:p>
          </table:table-cell>
          <table:table-cell office:value-type="float" office:value="19.9881643712144" calcext:value-type="float">
            <text:p>19.99</text:p>
          </table:table-cell>
          <table:table-cell office:value-type="float" office:value="9" calcext:value-type="float">
            <text:p>9</text:p>
          </table:table-cell>
          <table:table-cell office:value-type="float" office:value="0.214643279884899" calcext:value-type="float">
            <text:p>0.2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STRquad3[3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(45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(45)</text:p>
          </table:table-cell>
          <table:table-cell office:value-type="string" calcext:value-type="string">
            <text:p>60x122</text:p>
          </table:table-cell>
          <table:table-cell office:value-type="float" office:value="31" calcext:value-type="float">
            <text:p>31</text:p>
          </table:table-cell>
          <table:table-cell office:value-type="float" office:value="29.9758451666311" calcext:value-type="float">
            <text:p>29.98</text:p>
          </table:table-cell>
          <table:table-cell office:value-type="float" office:value="9" calcext:value-type="float">
            <text:p>9</text:p>
          </table:table-cell>
          <table:table-cell office:value-type="float" office:value="0.309124607882116" calcext:value-type="float">
            <text:p>0.3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STRquad4[1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(20)</text:p>
          </table:table-cell>
          <table:table-cell office:value-type="string" calcext:value-type="string">
            <text:p>30x62</text:p>
          </table:table-cell>
          <table:table-cell office:value-type="float" office:value="20" calcext:value-type="float">
            <text:p>20</text:p>
          </table:table-cell>
          <table:table-cell office:value-type="float" office:value="13.3778533357839" calcext:value-type="float">
            <text:p>13.38</text:p>
          </table:table-cell>
          <table:table-cell office:value-type="float" office:value="10" calcext:value-type="float">
            <text:p>10</text:p>
          </table:table-cell>
          <table:table-cell office:value-type="float" office:value="3.5678315126392" calcext:value-type="float">
            <text:p>3.57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STRquad4[2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(40)</text:p>
          </table:table-cell>
          <table:table-cell office:value-type="string" calcext:value-type="string">
            <text:p>60x122</text:p>
          </table:table-cell>
          <table:table-cell office:value-type="float" office:value="40" calcext:value-type="float">
            <text:p>40</text:p>
          </table:table-cell>
          <table:table-cell office:value-type="float" office:value="31.4343574496201" calcext:value-type="float">
            <text:p>31.43</text:p>
          </table:table-cell>
          <table:table-cell office:value-type="float" office:value="20" calcext:value-type="float">
            <text:p>20</text:p>
          </table:table-cell>
          <table:table-cell office:value-type="float" office:value="5.38776573551392" calcext:value-type="float">
            <text:p>5.39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STRquad4[3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(60)</text:p>
          </table:table-cell>
          <table:table-cell office:value-type="string" calcext:value-type="string">
            <text:p>90x182</text:p>
          </table:table-cell>
          <table:table-cell office:value-type="float" office:value="60" calcext:value-type="float">
            <text:p>60</text:p>
          </table:table-cell>
          <table:table-cell office:value-type="float" office:value="50.4275918445855" calcext:value-type="float">
            <text:p>50.43</text:p>
          </table:table-cell>
          <table:table-cell office:value-type="float" office:value="30" calcext:value-type="float">
            <text:p>30</text:p>
          </table:table-cell>
          <table:table-cell office:value-type="float" office:value="4.24011622817948" calcext:value-type="float">
            <text:p>4.24</text:p>
          </table:table-cell>
        </table:table-row>
        <table:table-row table:style-name="ro1" table:number-rows-repeated="1048543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4">
      <number:number number:decimal-places="10" loext:min-decimal-places="10" number:min-integer-digits="1"/>
    </number:number-style>
    <number:number-style style:name="N135">
      <number:number number:decimal-places="11" loext:min-decimal-places="11" number:min-integer-digits="1"/>
    </number:number-style>
    <number:number-style style:name="N136">
      <number:number number:decimal-places="12" loext:min-decimal-places="12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1:37:32.024381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0:32:58.195177469</meta:creation-date>
    <dc:date>2016-12-09T19:15:06.393048295</dc:date>
    <meta:editing-duration>P1DT2H56M35S</meta:editing-duration>
    <meta:editing-cycles>37</meta:editing-cycles>
    <meta:generator>LibreOffice/5.0.6.3$Linux_X86_64 LibreOffice_project/00m0$Build-3</meta:generator>
    <meta:document-statistic meta:table-count="5" meta:cell-count="1834" meta:object-count="0"/>
  </office:meta>
</office:document-meta>
</file>